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2000001A50000013CB3ABB7B21E83B6F7.eps" manifest:media-type="image/x-eps"/>
  <manifest:file-entry manifest:full-path="Pictures/20000002000001AE0000009928BBE569F5CD0432.eps" manifest:media-type="image/x-eps"/>
  <manifest:file-entry manifest:full-path="Pictures/20000002000001EF000000D6B9D8AE6C82A244F1.eps" manifest:media-type="image/x-eps"/>
  <manifest:file-entry manifest:full-path="Pictures/20000002000003C1000002AA0248E95FD1AF7C04.eps" manifest:media-type="image/x-eps"/>
  <manifest:file-entry manifest:full-path="Pictures/20000002000001A50000013CCD2B3253EECCDDAE.eps" manifest:media-type="image/x-eps"/>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alibri" svg:font-family="Calibri" style:font-family-generic="swiss"/>
    <style:font-face style:name="Helvetica" svg:font-family="Helvetica" style:font-family-generic="swiss"/>
    <style:font-face style:name="Open Sans1" svg:font-family="'Open Sans'" style:font-family-generic="swiss"/>
    <style:font-face style:name="Open Sans Light" svg:font-family="'Open Sans Light'" style:font-family-generic="swiss"/>
    <style:font-face style:name="Courier" svg:font-family="Courier" style:font-family-generic="modern" style:font-pitch="fixed"/>
    <style:font-face style:name="Courier New" svg:font-family="'Courier New'" style:font-family-generic="modern" style:font-pitch="fixed"/>
    <style:font-face style:name="Open Sans" svg:font-family="'Open Sans'" style:font-family-generic="swiss" style:font-pitch="variable"/>
    <style:font-face style:name="Open Sans Light1" svg:font-family="'Open Sans Light'" style:font-family-generic="swiss" style:font-pitch="variable"/>
    <style:font-face style:name="Open Sans Light2" svg:font-family="'Open Sans Light'" style:font-adornments="Light" style:font-family-generic="swiss" style:font-pitch="variable"/>
    <style:font-face style:name="Courier1" svg:font-family="Courier"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ＭＳ 明朝" svg:font-family="'ＭＳ 明朝'" style:font-family-generic="system" style:font-pitch="variable"/>
  </office:font-face-decls>
  <office:automatic-styles>
    <style:style style:name="_32_312_5f_ErroresKNN" style:display-name="2312_ErroresKNN" style:family="table">
      <style:table-properties style:width="3.6299in" table:align="center" style:writing-mode="lr-tb"/>
    </style:style>
    <style:style style:name="_32_312_5f_ErroresKNN.A" style:display-name="2312_ErroresKNN.A" style:family="table-column">
      <style:table-column-properties style:column-width="1.4403in"/>
    </style:style>
    <style:style style:name="_32_312_5f_ErroresKNN.B" style:display-name="2312_ErroresKNN.B" style:family="table-column">
      <style:table-column-properties style:column-width="1.0611in"/>
    </style:style>
    <style:style style:name="_32_312_5f_ErroresKNN.C" style:display-name="2312_ErroresKNN.C" style:family="table-column">
      <style:table-column-properties style:column-width="1.1285in"/>
    </style:style>
    <style:style style:name="_32_312_5f_ErroresKNN.A1" style:display-name="2312_ErroresKNN.A1" style:family="table-cell">
      <style:table-cell-properties fo:padding="0.0382in" fo:border-left="0.05pt solid #000000" fo:border-right="none" fo:border-top="0.05pt solid #000000" fo:border-bottom="0.05pt solid #000000"/>
    </style:style>
    <style:style style:name="_32_312_5f_ErroresKNN.C1" style:display-name="2312_ErroresKNN.C1" style:family="table-cell">
      <style:table-cell-properties fo:padding="0.0382in" fo:border="0.05pt solid #000000"/>
    </style:style>
    <style:style style:name="_32_312_5f_ErroresKNN.A2" style:display-name="2312_ErroresKNN.A2" style:family="table-cell">
      <style:table-cell-properties fo:padding="0.0382in" fo:border-left="0.05pt solid #000000" fo:border-right="none" fo:border-top="none" fo:border-bottom="0.05pt solid #000000"/>
    </style:style>
    <style:style style:name="_32_312_5f_ErroresKNN.C2" style:display-name="2312_ErroresKNN.C2" style:family="table-cell">
      <style:table-cell-properties fo:padding="0.0382in" fo:border-left="0.05pt solid #000000" fo:border-right="0.05pt solid #000000" fo:border-top="none" fo:border-bottom="0.05pt solid #000000"/>
    </style:style>
    <style:style style:name="Table1" style:family="table">
      <style:table-properties style:width="3.6299in" table:align="center" style:writing-mode="lr-tb"/>
    </style:style>
    <style:style style:name="Table1.A" style:family="table-column">
      <style:table-column-properties style:column-width="1.4403in"/>
    </style:style>
    <style:style style:name="Table1.B" style:family="table-column">
      <style:table-column-properties style:column-width="1.0611in"/>
    </style:style>
    <style:style style:name="Table1.C" style:family="table-column">
      <style:table-column-properties style:column-width="1.128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3.6299in" table:align="center" style:writing-mode="lr-tb"/>
    </style:style>
    <style:style style:name="Table2.A" style:family="table-column">
      <style:table-column-properties style:column-width="1.4403in"/>
    </style:style>
    <style:style style:name="Table2.B" style:family="table-column">
      <style:table-column-properties style:column-width="1.0611in"/>
    </style:style>
    <style:style style:name="Table2.C" style:family="table-column">
      <style:table-column-properties style:column-width="1.128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3.6299in" table:align="center" style:writing-mode="lr-tb"/>
    </style:style>
    <style:style style:name="Table3.A" style:family="table-column">
      <style:table-column-properties style:column-width="1.4403in"/>
    </style:style>
    <style:style style:name="Table3.B" style:family="table-column">
      <style:table-column-properties style:column-width="1.0611in"/>
    </style:style>
    <style:style style:name="Table3.C" style:family="table-column">
      <style:table-column-properties style:column-width="1.128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3.6299in" table:align="center" style:writing-mode="lr-tb"/>
    </style:style>
    <style:style style:name="Table4.A" style:family="table-column">
      <style:table-column-properties style:column-width="1.4403in"/>
    </style:style>
    <style:style style:name="Table4.B" style:family="table-column">
      <style:table-column-properties style:column-width="1.0611in"/>
    </style:style>
    <style:style style:name="Table4.C" style:family="table-column">
      <style:table-column-properties style:column-width="1.128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3.6299in" table:align="center" style:writing-mode="lr-tb"/>
    </style:style>
    <style:style style:name="Table5.A" style:family="table-column">
      <style:table-column-properties style:column-width="1.4403in"/>
    </style:style>
    <style:style style:name="Table5.B" style:family="table-column">
      <style:table-column-properties style:column-width="1.0611in"/>
    </style:style>
    <style:style style:name="Table5.C" style:family="table-column">
      <style:table-column-properties style:column-width="1.128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3.6299in" table:align="center" style:writing-mode="lr-tb"/>
    </style:style>
    <style:style style:name="Table6.A" style:family="table-column">
      <style:table-column-properties style:column-width="1.4403in"/>
    </style:style>
    <style:style style:name="Table6.B" style:family="table-column">
      <style:table-column-properties style:column-width="1.0611in"/>
    </style:style>
    <style:style style:name="Table6.C" style:family="table-column">
      <style:table-column-properties style:column-width="1.1285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5.9056in" table:align="margins" style:writing-mode="lr-tb"/>
    </style:style>
    <style:style style:name="Table7.A" style:family="table-column">
      <style:table-column-properties style:column-width="1.1813in" style:rel-column-width="13107*"/>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8" style:family="table">
      <style:table-properties style:width="5.9056in" table:align="margins" style:writing-mode="lr-tb"/>
    </style:style>
    <style:style style:name="Table8.A" style:family="table-column">
      <style:table-column-properties style:column-width="1.1813in" style:rel-column-width="1310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Open Sans" fo:font-size="11pt" fo:language="es" fo:country="ES" fo:font-weight="bold" style:font-size-asian="11pt" style:font-weight-asian="bold" style:font-size-complex="11pt"/>
    </style:style>
    <style:style style:name="P2" style:family="paragraph" style:parent-style-name="Standard">
      <style:paragraph-properties fo:text-align="justify" style:justify-single-word="false"/>
      <style:text-properties style:font-name="Open Sans" fo:font-size="11pt" fo:language="es" fo:country="ES" fo:font-weight="bold" officeooo:paragraph-rsid="00231d41" style:font-size-asian="11pt" style:font-weight-asian="bold" style:font-size-complex="11pt"/>
    </style:style>
    <style:style style:name="P3" style:family="paragraph" style:parent-style-name="Standard">
      <style:paragraph-properties fo:text-align="justify" style:justify-single-word="false"/>
      <style:text-properties style:font-name="Open Sans" fo:font-size="11pt" fo:language="es" fo:country="ES" style:font-size-asian="11pt" style:font-size-complex="11pt"/>
    </style:style>
    <style:style style:name="P4" style:family="paragraph" style:parent-style-name="Standard">
      <style:paragraph-properties fo:text-align="justify" style:justify-single-word="false"/>
      <style:text-properties style:font-name="Open Sans" fo:font-size="11pt" fo:language="es" fo:country="ES" officeooo:paragraph-rsid="0022b7b8" style:font-size-asian="11pt" style:font-size-complex="11pt"/>
    </style:style>
    <style:style style:name="P5" style:family="paragraph" style:parent-style-name="Standard">
      <style:paragraph-properties fo:text-align="justify" style:justify-single-word="false"/>
      <style:text-properties style:font-name="Open Sans" fo:font-size="11pt" fo:language="es" fo:country="ES" officeooo:paragraph-rsid="0022e620" style:font-size-asian="11pt" style:font-size-complex="11pt"/>
    </style:style>
    <style:style style:name="P6" style:family="paragraph" style:parent-style-name="Standard">
      <style:paragraph-properties fo:text-align="justify" style:justify-single-word="false"/>
      <style:text-properties style:font-name="Open Sans" fo:font-size="11pt" fo:language="es" fo:country="ES" officeooo:paragraph-rsid="00231d41" style:font-size-asian="11pt" style:font-size-complex="11pt"/>
    </style:style>
    <style:style style:name="P7" style:family="paragraph" style:parent-style-name="Standard">
      <style:paragraph-properties fo:text-align="justify" style:justify-single-word="false" fo:orphans="0" fo:widows="0"/>
      <style:text-properties style:font-name="Open Sans" fo:font-size="11pt" fo:language="es" fo:country="ES" style:font-size-asian="11pt" style:font-size-complex="11pt"/>
    </style:style>
    <style:style style:name="P8" style:family="paragraph" style:parent-style-name="Standard">
      <style:paragraph-properties fo:text-align="justify" style:justify-single-word="false"/>
      <style:text-properties style:font-name="Open Sans" fo:font-size="11pt" fo:language="es" fo:country="ES" officeooo:rsid="00248cb7" officeooo:paragraph-rsid="00248cb7" style:font-size-asian="11pt" style:font-size-complex="11pt"/>
    </style:style>
    <style:style style:name="P9" style:family="paragraph" style:parent-style-name="Standard">
      <style:paragraph-properties fo:text-align="justify" style:justify-single-word="false"/>
      <style:text-properties style:font-name="Open Sans" fo:font-size="11pt" fo:language="es" fo:country="ES" style:font-size-asian="11pt" style:font-name-complex="Courier1" style:font-size-complex="11pt"/>
    </style:style>
    <style:style style:name="P10" style:family="paragraph" style:parent-style-name="Standard">
      <style:paragraph-properties fo:text-align="justify" style:justify-single-word="false" fo:orphans="0" fo:widows="0"/>
      <style:text-properties style:font-name="Open Sans" fo:font-size="11pt" fo:language="es" fo:country="ES" style:font-size-asian="11pt" style:font-name-complex="Courier1" style:font-size-complex="11pt"/>
    </style:style>
    <style:style style:name="P11" style:family="paragraph" style:parent-style-name="Standard">
      <style:paragraph-properties fo:text-align="justify" style:justify-single-word="false" fo:orphans="0" fo:widows="0"/>
      <style:text-properties style:font-name="Open Sans" fo:font-size="11pt" fo:language="es" fo:country="ES" officeooo:paragraph-rsid="001f999f" style:font-size-asian="11pt" style:font-name-complex="Courier1" style:font-size-complex="11pt"/>
    </style:style>
    <style:style style:name="P12" style:family="paragraph" style:parent-style-name="Standard">
      <style:paragraph-properties fo:text-align="justify" style:justify-single-word="false" fo:orphans="0" fo:widows="0"/>
      <style:text-properties style:font-name="Open Sans" fo:font-size="11pt" fo:language="es" fo:country="ES" officeooo:paragraph-rsid="002207e1" style:font-size-asian="11pt" style:font-name-complex="Courier1" style:font-size-complex="11pt"/>
    </style:style>
    <style:style style:name="P13" style:family="paragraph" style:parent-style-name="Standard">
      <style:paragraph-properties fo:text-align="justify" style:justify-single-word="false" fo:orphans="0" fo:widows="0"/>
      <style:text-properties style:font-name="Open Sans" fo:font-size="11pt" fo:language="es" fo:country="ES" officeooo:paragraph-rsid="0022b7b8" style:font-size-asian="11pt" style:font-name-complex="Courier1" style:font-size-complex="11pt"/>
    </style:style>
    <style:style style:name="P14" style:family="paragraph" style:parent-style-name="Standard">
      <style:paragraph-properties fo:text-align="justify" style:justify-single-word="false" fo:orphans="0" fo:widows="0"/>
      <style:text-properties style:font-name="Open Sans" fo:font-size="11pt" fo:language="es" fo:country="ES" officeooo:paragraph-rsid="0022e620" style:font-size-asian="11pt" style:font-name-complex="Courier1" style:font-size-complex="11pt"/>
    </style:style>
    <style:style style:name="P15" style:family="paragraph" style:parent-style-name="Standard">
      <style:paragraph-properties fo:text-align="justify" style:justify-single-word="false" fo:orphans="0" fo:widows="0"/>
      <style:text-properties style:font-name="Open Sans" fo:font-size="11pt" fo:language="es" fo:country="ES" officeooo:paragraph-rsid="00231d41" style:font-size-asian="11pt" style:font-name-complex="Courier1" style:font-size-complex="11pt"/>
    </style:style>
    <style:style style:name="P16" style:family="paragraph" style:parent-style-name="Standard">
      <style:paragraph-properties fo:text-align="justify" style:justify-single-word="false" fo:orphans="0" fo:widows="0"/>
      <style:text-properties style:font-name="Open Sans" fo:font-size="11pt" fo:language="es" fo:country="ES" officeooo:paragraph-rsid="0023339d" style:font-size-asian="11pt" style:font-name-complex="Courier1" style:font-size-complex="11pt"/>
    </style:style>
    <style:style style:name="P17" style:family="paragraph" style:parent-style-name="Standard">
      <style:paragraph-properties fo:text-align="justify" style:justify-single-word="false" fo:orphans="0" fo:widows="0"/>
      <style:text-properties style:font-name="Open Sans" fo:language="es" fo:country="ES" officeooo:rsid="002d5fc7" officeooo:paragraph-rsid="002d5fc7" style:font-name-complex="Helvetica1"/>
    </style:style>
    <style:style style:name="P18" style:family="paragraph" style:parent-style-name="Standard">
      <style:paragraph-properties fo:text-align="justify" style:justify-single-word="false" fo:orphans="0" fo:widows="0"/>
      <style:text-properties style:font-name="Open Sans" fo:language="es" fo:country="ES" officeooo:rsid="002c3521" officeooo:paragraph-rsid="002c3521" style:font-name-complex="Helvetica1"/>
    </style:style>
    <style:style style:name="P19" style:family="paragraph" style:parent-style-name="Standard">
      <style:paragraph-properties fo:text-align="justify" style:justify-single-word="false" fo:orphans="0" fo:widows="0"/>
      <style:text-properties style:font-name="Open Sans" fo:language="es" fo:country="ES" style:font-name-complex="Helvetica1"/>
    </style:style>
    <style:style style:name="P20" style:family="paragraph" style:parent-style-name="Standard">
      <style:paragraph-properties fo:text-align="justify" style:justify-single-word="false" fo:orphans="0" fo:widows="0"/>
      <style:text-properties style:font-name="Open Sans" fo:language="es" fo:country="ES" officeooo:paragraph-rsid="0032e94b" style:font-name-complex="Helvetica1"/>
    </style:style>
    <style:style style:name="P21" style:family="paragraph" style:parent-style-name="Standard">
      <style:paragraph-properties fo:text-align="justify" style:justify-single-word="false" fo:orphans="0" fo:widows="0"/>
      <style:text-properties style:font-name="Open Sans" fo:language="es" fo:country="ES" fo:font-weight="bold" style:font-weight-asian="bold" style:font-name-complex="Helvetica1"/>
    </style:style>
    <style:style style:name="P22" style:family="paragraph" style:parent-style-name="Standard">
      <style:paragraph-properties fo:text-align="justify" style:justify-single-word="false" fo:orphans="0" fo:widows="0"/>
      <style:text-properties style:font-name="Open Sans" fo:language="es" fo:country="ES" fo:font-weight="bold" officeooo:rsid="002c3521" officeooo:paragraph-rsid="002c3521" style:font-weight-asian="bold" style:font-name-complex="Helvetica1" style:font-weight-complex="bold"/>
    </style:style>
    <style:style style:name="P23" style:family="paragraph" style:parent-style-name="Standard">
      <style:paragraph-properties fo:text-align="justify" style:justify-single-word="false" fo:orphans="0" fo:widows="0"/>
      <style:text-properties style:font-name="Open Sans" fo:language="es" fo:country="ES" officeooo:paragraph-rsid="003077f3"/>
    </style:style>
    <style:style style:name="P24" style:family="paragraph" style:parent-style-name="Standard">
      <style:paragraph-properties fo:text-align="justify" style:justify-single-word="false"/>
      <style:text-properties style:font-name="Open Sans" officeooo:rsid="00497add" officeooo:paragraph-rsid="00497add"/>
    </style:style>
    <style:style style:name="P25" style:family="paragraph" style:parent-style-name="Standard">
      <style:paragraph-properties fo:text-align="justify" style:justify-single-word="false" fo:orphans="0" fo:widows="0"/>
      <style:text-properties style:font-name="Helvetica" fo:language="es" fo:country="ES" fo:font-weight="bold" style:font-weight-asian="bold" style:font-name-complex="Helvetica1"/>
    </style:style>
    <style:style style:name="P26" style:family="paragraph" style:parent-style-name="Standard">
      <style:paragraph-properties fo:text-align="justify" style:justify-single-word="false" fo:orphans="0" fo:widows="0"/>
      <style:text-properties fo:color="#000000" style:font-name="Open Sans" fo:font-size="11pt" fo:language="es" fo:country="ES" style:font-size-asian="11pt" style:font-name-complex="Courier1" style:font-size-complex="11pt"/>
    </style:style>
    <style:style style:name="P27" style:family="paragraph" style:parent-style-name="Standard">
      <style:paragraph-properties fo:text-align="justify" style:justify-single-word="false" fo:orphans="0" fo:widows="0"/>
      <style:text-properties fo:color="#000000" style:font-name="Open Sans" fo:font-size="11pt" fo:language="es" fo:country="ES" officeooo:paragraph-rsid="003077f3" style:font-size-asian="11pt" style:font-name-complex="Courier1" style:font-size-complex="11pt"/>
    </style:style>
    <style:style style:name="P28" style:family="paragraph" style:parent-style-name="Standard">
      <style:text-properties fo:color="#000000" style:font-name="Courier" fo:font-size="9pt" style:font-size-asian="9pt" style:font-size-complex="9pt"/>
    </style:style>
    <style:style style:name="P29" style:family="paragraph" style:parent-style-name="Standard">
      <style:text-properties fo:color="#000000" style:font-name="Courier" fo:font-size="10pt" style:font-size-asian="10pt" style:font-size-complex="10pt"/>
    </style:style>
    <style:style style:name="P30" style:family="paragraph" style:parent-style-name="Standard">
      <style:text-properties fo:color="#000000" style:font-name="Courier" fo:font-size="10pt" officeooo:paragraph-rsid="005512bf" style:font-size-asian="10pt" style:font-size-complex="10pt"/>
    </style:style>
    <style:style style:name="P31" style:family="paragraph" style:parent-style-name="Standard">
      <style:paragraph-properties fo:text-align="justify" style:justify-single-word="false"/>
      <style:text-properties fo:language="es" fo:country="ES"/>
    </style:style>
    <style:style style:name="P32" style:family="paragraph" style:parent-style-name="Standard">
      <style:paragraph-properties fo:text-align="justify" style:justify-single-word="false"/>
    </style:style>
    <style:style style:name="P33" style:family="paragraph" style:parent-style-name="Standard">
      <style:text-properties style:font-name="Courier" fo:font-size="9pt" style:font-size-asian="9pt" style:font-size-complex="9pt"/>
    </style:style>
    <style:style style:name="P34" style:family="paragraph" style:parent-style-name="Standard">
      <style:paragraph-properties fo:text-align="justify" style:justify-single-word="false"/>
      <style:text-properties style:font-name="Courier" fo:font-size="10pt" fo:language="es" fo:country="ES" fo:font-weight="bold" officeooo:rsid="00248cb7" officeooo:paragraph-rsid="00248cb7" style:font-size-asian="10pt" style:font-weight-asian="bold" style:font-size-complex="10pt" style:font-weight-complex="bold"/>
    </style:style>
    <style:style style:name="P35" style:family="paragraph" style:parent-style-name="Standard">
      <style:paragraph-properties fo:text-align="justify" style:justify-single-word="false"/>
      <style:text-properties style:font-name="Courier" fo:font-size="10pt" fo:language="es" fo:country="ES" style:font-size-asian="10pt" style:font-size-complex="10pt"/>
    </style:style>
    <style:style style:name="P36" style:family="paragraph" style:parent-style-name="Standard">
      <style:paragraph-properties fo:text-align="justify" style:justify-single-word="false"/>
      <style:text-properties style:font-name="Courier" fo:font-size="10pt" fo:language="es" fo:country="ES" fo:font-style="italic" style:font-size-asian="10pt" style:font-style-asian="italic" style:font-size-complex="10pt"/>
    </style:style>
    <style:style style:name="P37" style:family="paragraph" style:parent-style-name="Standard">
      <style:text-properties style:font-name="Courier" fo:font-size="10pt" style:font-size-asian="10pt" style:font-size-complex="10pt"/>
    </style:style>
    <style:style style:name="P38" style:family="paragraph" style:parent-style-name="Standard">
      <style:text-properties style:font-name="Courier" fo:font-size="10pt" officeooo:paragraph-rsid="005512bf" style:font-size-asian="10pt" style:font-size-complex="10pt"/>
    </style:style>
    <style:style style:name="P39" style:family="paragraph" style:parent-style-name="Standard">
      <style:paragraph-properties fo:text-align="justify" style:justify-single-word="false"/>
      <style:text-properties style:font-name="Courier" fo:font-size="12pt" fo:language="es" fo:country="ES" fo:font-weight="bold" officeooo:rsid="00248cb7" officeooo:paragraph-rsid="00248cb7" style:font-size-asian="12pt" style:font-weight-asian="bold" style:font-size-complex="12pt" style:font-weight-complex="bold"/>
    </style:style>
    <style:style style:name="P40" style:family="paragraph" style:parent-style-name="Standard">
      <style:paragraph-properties fo:text-align="justify" style:justify-single-word="false"/>
      <style:text-properties style:font-name="Courier" fo:font-size="12pt" fo:language="es" fo:country="ES" fo:font-style="normal" fo:font-weight="bold" style:font-size-asian="12pt" style:font-style-asian="normal" style:font-weight-asian="bold" style:font-size-complex="12pt" style:font-style-complex="normal" style:font-weight-complex="bold"/>
    </style:style>
    <style:style style:name="P41" style:family="paragraph" style:parent-style-name="Standard">
      <style:text-properties fo:color="#228b22" style:font-name="Courier" fo:font-size="9pt" style:font-size-asian="9pt" style:font-size-complex="9pt"/>
    </style:style>
    <style:style style:name="P42" style:family="paragraph" style:parent-style-name="Standard">
      <style:paragraph-properties fo:text-align="justify" style:justify-single-word="false" fo:orphans="0" fo:widows="0"/>
      <style:text-properties fo:color="#228b22" style:font-name="Courier" fo:font-size="10pt" fo:language="es" fo:country="ES" style:font-size-asian="10pt" style:font-name-complex="Courier1" style:font-size-complex="10pt"/>
    </style:style>
    <style:style style:name="P43" style:family="paragraph" style:parent-style-name="Standard">
      <style:text-properties fo:color="#228b22" style:font-name="Courier" fo:font-size="10pt" style:font-size-asian="10pt" style:font-size-complex="10pt"/>
    </style:style>
    <style:style style:name="P44" style:family="paragraph" style:parent-style-name="Standard">
      <style:text-properties fo:color="#228b22" style:font-name="Courier" fo:font-size="10pt" officeooo:rsid="00607b91" officeooo:paragraph-rsid="00607b91" style:font-size-asian="10pt" style:font-size-complex="10pt"/>
    </style:style>
    <style:style style:name="P45" style:family="paragraph" style:parent-style-name="Standard">
      <style:text-properties fo:color="#0000ff" style:font-name="Courier" fo:font-size="9pt" style:font-size-asian="9pt" style:font-size-complex="9pt"/>
    </style:style>
    <style:style style:name="P46" style:family="paragraph" style:parent-style-name="Standard">
      <style:text-properties fo:color="#0000ff" style:font-name="Courier" fo:font-size="10pt" style:font-size-asian="10pt" style:font-size-complex="10pt"/>
    </style:style>
    <style:style style:name="P47" style:family="paragraph" style:parent-style-name="Standard">
      <style:text-properties fo:color="#a020f0" style:font-name="Courier" fo:font-size="10pt" style:font-size-asian="10pt" style:font-size-complex="10pt"/>
    </style:style>
    <style:style style:name="P48" style:family="paragraph" style:parent-style-name="Standard">
      <style:paragraph-properties fo:text-align="justify" style:justify-single-word="false" fo:break-before="page"/>
      <style:text-properties style:font-name="Open Sans" fo:font-size="11pt" fo:language="es" fo:country="ES" officeooo:paragraph-rsid="0022e620" style:font-size-asian="11pt" style:font-size-complex="11pt"/>
    </style:style>
    <style:style style:name="P49" style:family="paragraph" style:parent-style-name="Standard">
      <style:paragraph-properties fo:text-align="justify" style:justify-single-word="false" fo:break-before="page"/>
      <style:text-properties style:font-name="Open Sans" fo:font-size="11pt" fo:language="es" fo:country="ES" officeooo:paragraph-rsid="00231d41" style:font-size-asian="11pt" style:font-size-complex="11pt"/>
    </style:style>
    <style:style style:name="P50" style:family="paragraph" style:parent-style-name="Standard">
      <style:paragraph-properties fo:text-align="justify" style:justify-single-word="false" fo:orphans="0" fo:widows="0" fo:break-before="page"/>
      <style:text-properties style:font-name="Open Sans" fo:language="es" fo:country="ES" fo:font-weight="bold" officeooo:rsid="002c3521" officeooo:paragraph-rsid="002c3521" style:font-weight-asian="bold" style:font-name-complex="Helvetica1" style:font-weight-complex="bold"/>
    </style:style>
    <style:style style:name="P51" style:family="paragraph" style:parent-style-name="Standard">
      <style:paragraph-properties fo:text-align="justify" style:justify-single-word="false" fo:break-before="page"/>
      <style:text-properties fo:color="#228b22" style:font-name="Courier" fo:font-size="9pt" officeooo:rsid="00497add" officeooo:paragraph-rsid="00497add" style:font-size-asian="9pt" style:font-size-complex="9pt"/>
    </style:style>
    <style:style style:name="P52" style:family="paragraph" style:parent-style-name="Heading_20_1">
      <style:paragraph-properties fo:break-before="page"/>
      <style:text-properties officeooo:rsid="003f1245" officeooo:paragraph-rsid="003f1245"/>
    </style:style>
    <style:style style:name="P53" style:family="paragraph" style:parent-style-name="Heading_20_1">
      <style:paragraph-properties fo:text-align="justify" style:justify-single-word="false" fo:break-before="page"/>
    </style:style>
    <style:style style:name="P54" style:family="paragraph" style:parent-style-name="Heading_20_1">
      <style:paragraph-properties fo:text-align="justify" style:justify-single-word="false" fo:break-before="page"/>
      <style:text-properties officeooo:paragraph-rsid="00364091"/>
    </style:style>
    <style:style style:name="P55" style:family="paragraph" style:parent-style-name="Heading_20_3">
      <style:paragraph-properties fo:text-align="justify" style:justify-single-word="false" fo:break-before="page"/>
      <style:text-properties fo:language="es" fo:country="ES"/>
    </style:style>
    <style:style style:name="P56" style:family="paragraph" style:parent-style-name="Heading_20_2">
      <style:paragraph-properties fo:text-align="justify" style:justify-single-word="false" fo:break-before="page"/>
      <style:text-properties fo:language="es" fo:country="ES"/>
    </style:style>
    <style:style style:name="P57" style:family="paragraph" style:parent-style-name="Text_20_body">
      <style:paragraph-properties fo:break-before="page"/>
      <style:text-properties officeooo:rsid="00607b91" officeooo:paragraph-rsid="00607b91"/>
    </style:style>
    <style:style style:name="P58" style:family="paragraph" style:parent-style-name="Standard">
      <style:paragraph-properties fo:margin-left="0in" fo:margin-right="0in" fo:text-align="justify" style:justify-single-word="false" fo:text-indent="0in" style:auto-text-indent="false"/>
      <style:text-properties style:font-name="Open Sans" fo:font-size="11pt" fo:language="es" fo:country="ES" style:font-size-asian="11pt" style:font-size-complex="11pt"/>
    </style:style>
    <style:style style:name="P59" style:family="paragraph" style:parent-style-name="List_20_Paragraph">
      <style:paragraph-properties fo:margin-left="0in" fo:margin-right="0in" fo:text-align="justify" style:justify-single-word="false" fo:orphans="0" fo:widows="0" fo:text-indent="0in" style:auto-text-indent="false"/>
      <style:text-properties style:font-name="Open Sans" fo:font-size="11pt" fo:language="es" fo:country="ES" style:font-size-asian="11pt" style:font-name-complex="Times New Roman" style:font-size-complex="11pt"/>
    </style:style>
    <style:style style:name="P60" style:family="paragraph" style:parent-style-name="List_20_Paragraph">
      <loext:graphic-properties draw:fill="none"/>
      <style:paragraph-properties fo:margin-left="0in" fo:margin-right="0in" fo:margin-top="0in" fo:margin-bottom="0in" loext:contextual-spacing="true" fo:text-align="justify" style:justify-single-word="false" fo:orphans="0" fo:widows="0" fo:text-indent="0in" style:auto-text-indent="false" fo:background-color="transparent" style:writing-mode="lr-tb"/>
      <style:text-properties style:font-name="Open Sans" fo:font-size="11pt" fo:language="es" fo:country="ES" officeooo:paragraph-rsid="002d8af6" style:font-size-asian="11pt" style:font-name-complex="Times New Roman" style:font-size-complex="11pt"/>
    </style:style>
    <style:style style:name="P61" style:family="paragraph" style:parent-style-name="List_20_Paragraph">
      <loext:graphic-properties draw:fill="none"/>
      <style:paragraph-properties fo:margin-left="0in" fo:margin-right="0in" fo:margin-top="0in" fo:margin-bottom="0in" loext:contextual-spacing="true" fo:text-align="justify" style:justify-single-word="false" fo:orphans="0" fo:widows="0" fo:text-indent="0in" style:auto-text-indent="false" fo:background-color="transparent" style:writing-mode="lr-tb"/>
      <style:text-properties style:font-name="Open Sans" fo:font-size="11pt" fo:language="es" fo:country="ES" style:font-size-asian="11pt" style:font-name-complex="Times New Roman" style:font-size-complex="11pt"/>
    </style:style>
    <style:style style:name="P62" style:family="paragraph" style:parent-style-name="List_20_Paragraph">
      <loext:graphic-properties draw:fill="none"/>
      <style:paragraph-properties fo:margin-left="0in" fo:margin-right="0in" fo:margin-top="0in" fo:margin-bottom="0in" loext:contextual-spacing="true" fo:text-align="justify" style:justify-single-word="false" fo:orphans="0" fo:widows="0" fo:text-indent="0in" style:auto-text-indent="false" fo:background-color="transparent" style:writing-mode="lr-tb"/>
      <style:text-properties style:font-name="Open Sans" fo:font-size="11pt" fo:language="es" fo:country="ES" fo:font-weight="bold" style:font-size-asian="11pt" style:font-weight-asian="bold" style:font-name-complex="Times New Roman" style:font-size-complex="11pt" style:font-weight-complex="bold"/>
    </style:style>
    <style:style style:name="P63" style:family="paragraph" style:parent-style-name="List_20_Paragraph" style:master-page-name="">
      <loext:graphic-properties draw:fill="none"/>
      <style:paragraph-properties fo:margin-left="0in" fo:margin-right="0in" fo:margin-top="0in" fo:margin-bottom="0in" loext:contextual-spacing="true" fo:text-align="justify" style:justify-single-word="false" fo:orphans="0" fo:widows="0" fo:text-indent="0in" style:auto-text-indent="false" style:page-number="auto" fo:background-color="transparent" style:writing-mode="lr-tb"/>
      <style:text-properties style:font-name="Open Sans" fo:font-size="11pt" fo:language="es" fo:country="ES" style:font-size-asian="11pt" style:font-name-complex="Times New Roman" style:font-size-complex="11pt"/>
    </style:style>
    <style:style style:name="P64" style:family="paragraph" style:parent-style-name="Standard">
      <style:paragraph-properties fo:margin-left="0in" fo:margin-right="0in" fo:text-align="justify" style:justify-single-word="false" fo:text-indent="0.4917in" style:auto-text-indent="false"/>
      <style:text-properties style:font-name="Open Sans" fo:font-size="11pt" fo:language="es" fo:country="ES" style:font-size-asian="11pt" style:font-size-complex="11pt"/>
    </style:style>
    <style:style style:name="P65" style:family="paragraph" style:parent-style-name="Text_20_body">
      <style:paragraph-properties fo:text-align="justify" style:justify-single-word="false"/>
      <style:text-properties officeooo:rsid="0026bddc" officeooo:paragraph-rsid="0026bddc"/>
    </style:style>
    <style:style style:name="P66" style:family="paragraph" style:parent-style-name="Text_20_body">
      <style:text-properties officeooo:rsid="00364091" officeooo:paragraph-rsid="00364091"/>
    </style:style>
    <style:style style:name="P67" style:family="paragraph" style:parent-style-name="Text_20_body">
      <style:paragraph-properties fo:text-align="justify" style:justify-single-word="false"/>
      <style:text-properties officeooo:rsid="00444b89" officeooo:paragraph-rsid="00444b89"/>
    </style:style>
    <style:style style:name="P68" style:family="paragraph" style:parent-style-name="Text_20_body">
      <style:paragraph-properties fo:text-align="justify" style:justify-single-word="false"/>
      <style:text-properties officeooo:rsid="0044a47c" officeooo:paragraph-rsid="0044a47c"/>
    </style:style>
    <style:style style:name="P69" style:family="paragraph" style:parent-style-name="Text_20_body">
      <style:paragraph-properties fo:text-align="justify" style:justify-single-word="false"/>
      <style:text-properties officeooo:rsid="00463d83" officeooo:paragraph-rsid="00463d83"/>
    </style:style>
    <style:style style:name="P70" style:family="paragraph" style:parent-style-name="Text_20_body">
      <style:paragraph-properties fo:text-align="justify" style:justify-single-word="false"/>
      <style:text-properties officeooo:rsid="004778b0" officeooo:paragraph-rsid="004778b0"/>
    </style:style>
    <style:style style:name="P71" style:family="paragraph" style:parent-style-name="Text_20_body">
      <style:paragraph-properties fo:text-align="justify" style:justify-single-word="false"/>
      <style:text-properties officeooo:rsid="00497add" officeooo:paragraph-rsid="00497add"/>
    </style:style>
    <style:style style:name="P72" style:family="paragraph" style:parent-style-name="Text_20_body">
      <style:paragraph-properties fo:text-align="justify" style:justify-single-word="false"/>
      <style:text-properties officeooo:rsid="004b45fb" officeooo:paragraph-rsid="004b45fb"/>
    </style:style>
    <style:style style:name="P73" style:family="paragraph" style:parent-style-name="Text_20_body">
      <style:text-properties officeooo:rsid="00607b91" officeooo:paragraph-rsid="00607b91"/>
    </style:style>
    <style:style style:name="P74" style:family="paragraph" style:parent-style-name="Text_20_body">
      <style:text-properties style:font-name="Courier" fo:font-size="12pt" fo:font-weight="bold" officeooo:rsid="0061c797" officeooo:paragraph-rsid="0061c797" style:font-size-asian="12pt" style:font-weight-asian="bold" style:font-size-complex="12pt" style:font-weight-complex="bold"/>
    </style:style>
    <style:style style:name="P75" style:family="paragraph" style:parent-style-name="Table_20_Contents">
      <style:paragraph-properties fo:text-align="justify" style:justify-single-word="false"/>
      <style:text-properties style:font-name="Open Sans" officeooo:rsid="002c3521" officeooo:paragraph-rsid="002c3521"/>
    </style:style>
    <style:style style:name="P76" style:family="paragraph" style:parent-style-name="Table_20_Contents">
      <style:paragraph-properties fo:text-align="justify" style:justify-single-word="false"/>
      <style:text-properties style:font-name="Open Sans" officeooo:rsid="002d8af6" officeooo:paragraph-rsid="002d8af6"/>
    </style:style>
    <style:style style:name="P77" style:family="paragraph" style:parent-style-name="Table_20_Contents">
      <style:paragraph-properties fo:text-align="justify" style:justify-single-word="false"/>
      <style:text-properties style:font-name="Open Sans Light2" fo:font-size="11pt" fo:language="es" fo:country="ES" fo:font-weight="bold" officeooo:rsid="001f999f" officeooo:paragraph-rsid="001f999f" style:font-size-asian="11pt" style:font-weight-asian="bold" style:font-size-complex="11pt" style:font-weight-complex="bold"/>
    </style:style>
    <style:style style:name="P78" style:family="paragraph" style:parent-style-name="Table_20_Contents">
      <style:paragraph-properties fo:text-align="justify" style:justify-single-word="false"/>
      <style:text-properties style:font-name="Open Sans Light2" fo:font-size="11pt" fo:language="es" fo:country="ES" fo:font-weight="bold" officeooo:rsid="001f999f" officeooo:paragraph-rsid="0022e620" style:font-size-asian="11pt" style:font-weight-asian="bold" style:font-size-complex="11pt" style:font-weight-complex="bold"/>
    </style:style>
    <style:style style:name="P79" style:family="paragraph" style:parent-style-name="Table_20_Contents">
      <style:paragraph-properties fo:text-align="justify" style:justify-single-word="false"/>
      <style:text-properties style:font-name="Open Sans Light2" fo:font-size="11pt" fo:language="es" fo:country="ES" fo:font-weight="bold" officeooo:rsid="001f999f" officeooo:paragraph-rsid="00231d41" style:font-size-asian="11pt" style:font-weight-asian="bold" style:font-size-complex="11pt" style:font-weight-complex="bold"/>
    </style:style>
    <style:style style:name="P80" style:family="paragraph" style:parent-style-name="Table_20_Contents">
      <style:paragraph-properties fo:text-align="justify" style:justify-single-word="false"/>
      <style:text-properties style:font-name="Open Sans Light2" fo:font-size="11pt" fo:language="es" fo:country="ES" fo:font-weight="bold" officeooo:rsid="001f4e19" officeooo:paragraph-rsid="001f4e19" style:font-size-asian="11pt" style:font-weight-asian="bold" style:font-size-complex="11pt" style:font-weight-complex="bold"/>
    </style:style>
    <style:style style:name="P81" style:family="paragraph" style:parent-style-name="Table_20_Contents">
      <style:paragraph-properties fo:text-align="justify" style:justify-single-word="false"/>
      <style:text-properties style:font-name="Open Sans Light2" fo:font-size="11pt" fo:language="es" fo:country="ES" fo:font-weight="bold" officeooo:rsid="001f4e19" officeooo:paragraph-rsid="0022e620" style:font-size-asian="11pt" style:font-weight-asian="bold" style:font-size-complex="11pt" style:font-weight-complex="bold"/>
    </style:style>
    <style:style style:name="P82" style:family="paragraph" style:parent-style-name="Table_20_Contents">
      <style:paragraph-properties fo:text-align="justify" style:justify-single-word="false"/>
      <style:text-properties style:font-name="Open Sans Light2" fo:font-size="11pt" fo:language="es" fo:country="ES" fo:font-weight="bold" officeooo:rsid="001f4e19" officeooo:paragraph-rsid="00231d41" style:font-size-asian="11pt" style:font-weight-asian="bold" style:font-size-complex="11pt" style:font-weight-complex="bold"/>
    </style:style>
    <style:style style:name="P83" style:family="paragraph" style:parent-style-name="Table_20_Contents">
      <style:paragraph-properties fo:text-align="justify" style:justify-single-word="false"/>
      <style:text-properties style:font-name="Open Sans Light2" fo:font-size="12pt" officeooo:rsid="0026bddc" officeooo:paragraph-rsid="0026bddc" style:font-size-asian="12pt" style:font-size-complex="12pt"/>
    </style:style>
    <style:style style:name="P84" style:family="paragraph" style:parent-style-name="Table_20_Contents">
      <style:paragraph-properties fo:text-align="justify" style:justify-single-word="false"/>
      <style:text-properties style:font-name="Open Sans Light1" fo:font-size="11pt" fo:language="es" fo:country="ES" fo:font-weight="bold" officeooo:rsid="001f4e19" officeooo:paragraph-rsid="001f4e19" style:font-size-asian="11pt" style:font-weight-asian="bold" style:font-size-complex="11pt" style:font-weight-complex="bold"/>
    </style:style>
    <style:style style:name="P85" style:family="paragraph" style:parent-style-name="Table_20_Contents">
      <style:paragraph-properties fo:text-align="justify" style:justify-single-word="false"/>
      <style:text-properties style:font-name="Open Sans Light1" fo:font-size="11pt" fo:language="es" fo:country="ES" fo:font-weight="bold" officeooo:rsid="001f4e19" officeooo:paragraph-rsid="0022e620" style:font-size-asian="11pt" style:font-weight-asian="bold" style:font-size-complex="11pt" style:font-weight-complex="bold"/>
    </style:style>
    <style:style style:name="P86" style:family="paragraph" style:parent-style-name="Table_20_Contents">
      <style:paragraph-properties fo:text-align="justify" style:justify-single-word="false"/>
      <style:text-properties style:font-name="Open Sans Light1" fo:font-size="11pt" fo:language="es" fo:country="ES" fo:font-weight="bold" officeooo:rsid="001f4e19" officeooo:paragraph-rsid="00231d41" style:font-size-asian="11pt" style:font-weight-asian="bold" style:font-size-complex="11pt" style:font-weight-complex="bold"/>
    </style:style>
    <style:style style:name="P87" style:family="paragraph" style:parent-style-name="Table_20_Contents">
      <style:paragraph-properties fo:text-align="justify" style:justify-single-word="false"/>
      <style:text-properties style:font-name="Open Sans Light1" fo:font-size="12pt" fo:font-weight="normal" officeooo:rsid="0026bddc" officeooo:paragraph-rsid="0026bddc" style:font-size-asian="12pt" style:font-weight-asian="normal" style:font-size-complex="12pt" style:font-weight-complex="normal"/>
    </style:style>
    <style:style style:name="P88" style:family="paragraph" style:parent-style-name="Table_20_Contents">
      <style:paragraph-properties fo:text-align="justify" style:justify-single-word="false"/>
      <style:text-properties officeooo:rsid="0026bddc" officeooo:paragraph-rsid="0026bddc"/>
    </style:style>
    <style:style style:name="P89" style:family="paragraph" style:parent-style-name="Heading_20_3">
      <style:paragraph-properties fo:text-align="justify" style:justify-single-word="false"/>
      <style:text-properties fo:language="es" fo:country="ES"/>
    </style:style>
    <style:style style:name="P90" style:family="paragraph" style:parent-style-name="Heading_20_2">
      <style:paragraph-properties fo:text-align="justify" style:justify-single-word="false"/>
      <style:text-properties fo:language="es" fo:country="ES"/>
    </style:style>
    <style:style style:name="P91" style:family="paragraph" style:parent-style-name="Title">
      <style:paragraph-properties fo:margin-top="0.1665in" fo:margin-bottom="0.0835in" loext:contextual-spacing="false" fo:line-height="100%" fo:text-align="center" style:justify-single-word="false"/>
      <style:text-properties fo:font-size="12pt" fo:language="es" fo:country="ES" officeooo:rsid="001bb8bb" officeooo:paragraph-rsid="001bb8bb" style:font-size-asian="12pt" style:font-size-complex="12pt"/>
    </style:style>
    <style:style style:name="P92" style:family="paragraph" style:parent-style-name="Title">
      <style:paragraph-properties fo:margin-top="0.1665in" fo:margin-bottom="0.0835in" loext:contextual-spacing="false" fo:line-height="100%" fo:text-align="center" style:justify-single-word="false"/>
      <style:text-properties fo:font-size="12pt" officeooo:rsid="001bb8bb" officeooo:paragraph-rsid="001bb8bb" style:font-size-asian="12pt" style:font-size-complex="12pt"/>
    </style:style>
    <style:style style:name="P93" style:family="paragraph" style:parent-style-name="Title">
      <style:paragraph-properties fo:margin-top="0.1665in" fo:margin-bottom="0.0835in" loext:contextual-spacing="false" fo:line-height="100%" fo:text-align="center" style:justify-single-word="false"/>
      <style:text-properties fo:font-size="14pt" fo:language="es" fo:country="ES" officeooo:rsid="001bb8bb" officeooo:paragraph-rsid="001bb8bb" style:font-size-asian="14pt" style:font-size-complex="14pt"/>
    </style:style>
    <style:style style:name="P94" style:family="paragraph" style:parent-style-name="Heading_20_1">
      <style:paragraph-properties fo:text-align="justify" style:justify-single-word="false"/>
    </style:style>
    <style:style style:name="P95" style:family="paragraph" style:parent-style-name="Standard">
      <style:text-properties fo:color="#228b22" style:font-name="Courier" fo:font-size="10pt" style:font-size-asian="10pt" style:font-size-complex="10pt"/>
    </style:style>
    <style:style style:name="P96" style:family="paragraph" style:parent-style-name="Standard">
      <style:text-properties fo:color="#228b22" style:font-name="Courier" fo:font-size="10pt" officeooo:rsid="00607b91" officeooo:paragraph-rsid="00607b91" style:font-size-asian="10pt" style:font-size-complex="10pt"/>
    </style:style>
    <style:style style:name="P97" style:family="paragraph" style:parent-style-name="Standard">
      <style:text-properties fo:color="#000000" style:font-name="Courier" fo:font-size="10pt" style:font-size-asian="10pt" style:font-size-complex="10pt"/>
    </style:style>
    <style:style style:name="P98" style:family="paragraph" style:parent-style-name="Standard">
      <style:text-properties style:font-name="Courier" fo:font-size="10pt" style:font-size-asian="10pt" style:font-size-complex="10pt"/>
    </style:style>
    <style:style style:name="P99" style:family="paragraph" style:parent-style-name="Standard">
      <style:text-properties style:font-name="Courier" officeooo:rsid="00607b91" officeooo:paragraph-rsid="00607b91"/>
    </style:style>
    <style:style style:name="P100" style:family="paragraph" style:parent-style-name="Standard">
      <style:text-properties fo:color="#0000ff" style:font-name="Courier" fo:font-size="10pt" style:font-size-asian="10pt" style:font-size-complex="10pt"/>
    </style:style>
    <style:style style:name="P101" style:family="paragraph" style:parent-style-name="Standard" style:list-style-name="L2" style:master-page-name="">
      <loext:graphic-properties draw:fill="none"/>
      <style:paragraph-properties fo:margin-left="0.3118in" fo:margin-right="0in" fo:text-align="justify" style:justify-single-word="false" fo:orphans="0" fo:widows="0" fo:text-indent="-0.3118in" style:auto-text-indent="false" style:page-number="auto" fo:background-color="transparent" style:writing-mode="lr-tb">
        <style:tab-stops>
          <style:tab-stop style:position="0.3126in"/>
        </style:tab-stops>
      </style:paragraph-properties>
      <style:text-properties style:font-name="Open Sans" fo:font-size="11pt" fo:language="es" fo:country="ES" officeooo:paragraph-rsid="0022b7b8" style:font-size-asian="11pt" style:font-name-complex="Courier1" style:font-size-complex="11pt"/>
    </style:style>
    <style:style style:name="P102" style:family="paragraph" style:parent-style-name="Standard" style:list-style-name="L2">
      <loext:graphic-properties draw:fill="none"/>
      <style:paragraph-properties fo:margin-left="0.3118in" fo:margin-right="0in" fo:text-align="justify" style:justify-single-word="false" fo:orphans="0" fo:widows="0" fo:text-indent="-0.3118in" style:auto-text-indent="false" fo:background-color="transparent" style:writing-mode="lr-tb">
        <style:tab-stops>
          <style:tab-stop style:position="0.3126in"/>
        </style:tab-stops>
      </style:paragraph-properties>
      <style:text-properties style:font-name="Open Sans" fo:font-size="11pt" fo:language="es" fo:country="ES" officeooo:paragraph-rsid="0022b7b8" style:font-size-asian="11pt" style:font-name-complex="Courier1" style:font-size-complex="11pt"/>
    </style:style>
    <style:style style:name="P103" style:family="paragraph" style:parent-style-name="Text_20_body">
      <style:text-properties style:font-name="Courier" fo:font-size="12pt" fo:font-weight="bold" officeooo:rsid="0064ea3a" officeooo:paragraph-rsid="0064ea3a" style:font-size-asian="12pt" style:font-weight-asian="bold" style:font-size-complex="12pt" style:font-weight-complex="bold"/>
    </style:style>
    <style:style style:name="P104" style:family="paragraph" style:parent-style-name="List_20_Paragraph" style:list-style-name="WWNum1">
      <style:paragraph-properties fo:margin-left="0in" fo:margin-right="0in" fo:text-align="justify" style:justify-single-word="false" fo:orphans="0" fo:widows="0" fo:text-indent="0in" style:auto-text-indent="false"/>
      <style:text-properties style:font-name="Open Sans" fo:font-size="11pt" fo:language="es" fo:country="ES" fo:font-weight="bold" style:font-size-asian="11pt" style:font-weight-asian="bold" style:font-name-complex="Times New Roman" style:font-size-complex="11pt" style:font-weight-complex="bold"/>
    </style:style>
    <style:style style:name="P105" style:family="paragraph" style:parent-style-name="Title" style:master-page-name="Standard">
      <style:paragraph-properties fo:text-align="center" style:justify-single-word="false" style:page-number="auto"/>
      <style:text-properties fo:language="es" fo:country="ES"/>
    </style:style>
    <style:style style:name="P106" style:family="paragraph" style:parent-style-name="Heading_20_1" style:list-style-name="L1" style:master-page-name="">
      <loext:graphic-properties draw:fill="none"/>
      <style:paragraph-properties fo:margin-left="0in" fo:margin-right="0in" fo:margin-top="0.1665in" fo:margin-bottom="0.0835in" loext:contextual-spacing="false" fo:text-align="justify" style:justify-single-word="false" fo:orphans="2" fo:widows="2" fo:text-indent="0in" style:auto-text-indent="false" style:page-number="auto" fo:background-color="transparent" fo:keep-with-next="always" style:writing-mode="lr-tb"/>
      <style:text-properties fo:language="es" fo:country="ES" officeooo:paragraph-rsid="001d86e3"/>
    </style:style>
    <style:style style:name="T1" style:family="text">
      <style:text-properties fo:font-size="11pt" style:font-size-asian="11pt" style:font-name-complex="Times New Roman" style:font-size-complex="11pt"/>
    </style:style>
    <style:style style:name="T2" style:family="text">
      <style:text-properties fo:font-size="11pt" officeooo:rsid="0034af3f" style:font-size-asian="11pt" style:font-name-complex="Times New Roman" style:font-size-complex="11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ize="11pt" style:font-size-asian="11pt" style:font-name-complex="Courier1" style:font-size-complex="11pt"/>
    </style:style>
    <style:style style:name="T7" style:family="text">
      <style:text-properties fo:color="#000000" fo:font-size="12pt" style:font-size-asian="12pt"/>
    </style:style>
    <style:style style:name="T8" style:family="text">
      <style:text-properties fo:color="#000000" officeooo:rsid="0061c797"/>
    </style:style>
    <style:style style:name="T9" style:family="text">
      <style:text-properties fo:color="#0000ff"/>
    </style:style>
    <style:style style:name="T10" style:family="text">
      <style:text-properties fo:color="#0000ff" fo:font-size="12pt" style:font-size-asian="12pt"/>
    </style:style>
    <style:style style:name="T11" style:family="text">
      <style:text-properties fo:color="#a020f0"/>
    </style:style>
    <style:style style:name="T12" style:family="text">
      <style:text-properties style:font-name="Courier" fo:language="es" fo:country="ES"/>
    </style:style>
    <style:style style:name="T13" style:family="text">
      <style:text-properties style:font-name="Courier" officeooo:rsid="00479707"/>
    </style:style>
    <style:style style:name="T14" style:family="text">
      <style:text-properties fo:font-size="14pt" style:font-size-asian="14pt" style:font-size-complex="14pt"/>
    </style:style>
    <style:style style:name="T15" style:family="text">
      <style:text-properties officeooo:rsid="001d86e3"/>
    </style:style>
    <style:style style:name="T16" style:family="text">
      <style:text-properties fo:font-size="16pt" style:font-size-asian="16pt" style:font-size-complex="16pt"/>
    </style:style>
    <style:style style:name="T17" style:family="text">
      <style:text-properties officeooo:rsid="001f4e19"/>
    </style:style>
    <style:style style:name="T18" style:family="text">
      <style:text-properties officeooo:rsid="002207e1"/>
    </style:style>
    <style:style style:name="T19" style:family="text">
      <style:text-properties fo:font-weight="normal" style:font-weight-asian="normal" style:font-weight-complex="normal"/>
    </style:style>
    <style:style style:name="T20" style:family="text">
      <style:text-properties fo:font-weight="normal" officeooo:rsid="002207e1" style:font-weight-asian="normal" style:font-weight-complex="normal"/>
    </style:style>
    <style:style style:name="T21" style:family="text">
      <style:text-properties fo:font-weight="normal" officeooo:rsid="0022e620" style:font-weight-asian="normal" style:font-weight-complex="normal"/>
    </style:style>
    <style:style style:name="T22" style:family="text">
      <style:text-properties officeooo:rsid="0022b7b8"/>
    </style:style>
    <style:style style:name="T23" style:family="text">
      <style:text-properties officeooo:rsid="0022e620"/>
    </style:style>
    <style:style style:name="T24" style:family="text">
      <style:text-properties officeooo:rsid="0023339d"/>
    </style:style>
    <style:style style:name="T25" style:family="text">
      <style:text-properties officeooo:rsid="00248cb7"/>
    </style:style>
    <style:style style:name="T26" style:family="text">
      <style:text-properties officeooo:rsid="0029d320"/>
    </style:style>
    <style:style style:name="T27" style:family="text">
      <style:text-properties officeooo:rsid="004778b0"/>
    </style:style>
    <style:style style:name="T28" style:family="text">
      <style:text-properties style:font-name="Open Sans"/>
    </style:style>
    <style:style style:name="T29" style:family="text">
      <style:text-properties style:font-name="Open Sans" officeooo:rsid="00479707"/>
    </style:style>
    <style:style style:name="T30" style:family="text">
      <style:text-properties style:font-name="Open Sans" officeooo:rsid="004aca4d"/>
    </style:style>
    <style:style style:name="T31" style:family="text">
      <style:text-properties fo:color="#228b22"/>
    </style:style>
    <style:style style:name="T32" style:family="text">
      <style:text-properties fo:color="#228b22" fo:font-size="12pt" style:font-size-asian="12pt"/>
    </style:style>
    <style:style style:name="T33" style:family="text">
      <style:text-properties officeooo:rsid="00607b91"/>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draw:fill-image-width="0in" draw:fill-image-height="0in" fo:padding="0in" fo:border="none" style:shadow="none" draw:shadow-opacity="100%">
        <style:columns fo:column-count="1" fo:column-gap="0in"/>
      </style:graphic-properties>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1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2.3."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05">CLP Lab 3 Report</text:p>
      <text:p text:style-name="P91"><text:span text:style-name="T14">Albert Aparicio Isarn</text:span> </text:p>
      <text:p text:style-name="P92"><text:a xlink:type="simple" xlink:href="mailto:albert.aparicio.isarn@alu-etsetb.upc.edu" text:style-name="Internet_20_link" text:visited-style-name="Visited_20_Internet_20_Link"><text:span text:style-name="T12">albert.aparicio.isarn@alu-etsetb.upc.edu</text:span></text:a></text:p>
      <text:p text:style-name="P93">Héctor Esteban</text:p>
      <text:p text:style-name="P92"><text:a xlink:type="simple" xlink:href="mailto:hect.esteban@gmail.com" text:style-name="Internet_20_link" text:visited-style-name="Visited_20_Internet_20_Link"><text:span text:style-name="T12">hect.esteban@gmail.com</text:span></text:a></text:p>
      <text:list xml:id="list1606143782325954036" text:style-name="L1">
        <text:list-header>
          <text:p text:style-name="P106"><text:span text:style-name="T15">2.3.1. </text:span>Método KNN</text:p>
        </text:list-header>
      </text:list>
      <text:p text:style-name="P90"><text:span text:style-name="T16">1.</text:span><text:span text:style-name="T14"> </text:span></text:p>
      <text:p text:style-name="P89">TEST</text:p>
      <text:p text:style-name="P31"><draw:frame draw:style-name="fr2" draw:name="Imagen 1" text:anchor-type="as-char" svg:width="5.9016in" svg:height="2.0909in" draw:z-index="0"><draw:image xlink:href="Pictures/20000002000001AE0000009928BBE569F5CD0432.eps" xlink:type="simple" xlink:show="embed" xlink:actuate="onLoad"/></draw:frame></text:p>
      <text:p text:style-name="P89">TRAIN</text:p>
      <text:p text:style-name="P31"><draw:frame draw:style-name="fr3" draw:name="Imagen 2" text:anchor-type="as-char" svg:width="5.9016in" svg:height="2.5445in" draw:z-index="1"><draw:image xlink:href="Pictures/20000002000001EF000000D6B9D8AE6C82A244F1.eps" xlink:type="simple" xlink:show="embed" xlink:actuate="onLoad"/></draw:frame></text:p>
      <text:p text:style-name="P56">2.</text:p>
      <text:p text:style-name="P3"><text:span text:style-name="T17">Se ha elegido la opción de no </text:span>transformar:</text:p>
      <text:p text:style-name="P3"/>
      <table:table table:name="2312_ErroresKNN" table:style-name="_32_312_5f_ErroresKNN">
        <table:table-column table:style-name="_32_312_5f_ErroresKNN.A"/>
        <table:table-column table:style-name="_32_312_5f_ErroresKNN.B"/>
        <table:table-column table:style-name="_32_312_5f_ErroresKNN.C"/>
        <table:table-row>
          <table:table-cell table:style-name="_32_312_5f_ErroresKNN.A1" office:value-type="string">
            <text:p text:style-name="P77">Clasificador\Fase</text:p>
          </table:table-cell>
          <table:table-cell table:style-name="_32_312_5f_ErroresKNN.A1" office:value-type="string">
            <text:p text:style-name="P80">Training</text:p>
          </table:table-cell>
          <table:table-cell table:style-name="_32_312_5f_ErroresKNN.C1" office:value-type="string">
            <text:p text:style-name="P80">Test</text:p>
          </table:table-cell>
        </table:table-row>
        <table:table-row>
          <table:table-cell table:style-name="_32_312_5f_ErroresKNN.A2" office:value-type="string">
            <text:p text:style-name="P84">Linear</text:p>
          </table:table-cell>
          <table:table-cell table:style-name="_32_312_5f_ErroresKNN.A2" office:value-type="string">
            <text:p text:style-name="P11">0.0608309</text:p>
          </table:table-cell>
          <table:table-cell table:style-name="_32_312_5f_ErroresKNN.C2" office:value-type="string">
            <text:p text:style-name="P11">0.0969817</text:p>
          </table:table-cell>
        </table:table-row>
        <table:table-row>
          <table:table-cell table:style-name="_32_312_5f_ErroresKNN.A2" office:value-type="string">
            <text:p text:style-name="P84">KNN</text:p>
          </table:table-cell>
          <table:table-cell table:style-name="_32_312_5f_ErroresKNN.A2" office:value-type="string">
            <text:p text:style-name="P11">0.0479723</text:p>
          </table:table-cell>
          <table:table-cell table:style-name="_32_312_5f_ErroresKNN.C2" office:value-type="string">
            <text:p text:style-name="P11">0.0522019</text:p>
          </table:table-cell>
        </table:table-row>
      </table:table>
      <text:p text:style-name="P9"/>
      <text:p text:style-name="P10">CM_Linear_test =</text:p>
      <text:p text:style-name="P10"/>
      <text:p text:style-name="P10"><text:s text:c="3"/>652 <text:s text:c="4"/>0 <text:s text:c="4"/>1 <text:s text:c="4"/>1 <text:s text:c="4"/>3 <text:s text:c="4"/>2 <text:s text:c="3"/>11 <text:s text:c="4"/>0 <text:s text:c="4"/>5 <text:s text:c="4"/>0</text:p>
      <text:p text:style-name="P10"><text:s text:c="5"/>0 <text:s text:c="2"/>546 <text:s text:c="4"/>0 <text:s text:c="4"/>0 <text:s text:c="4"/>1 <text:s text:c="4"/>1 <text:s text:c="4"/>2 <text:s text:c="4"/>0 <text:s text:c="4"/>0 <text:s text:c="4"/>2</text:p>
      <text:p text:style-name="P10"><text:s text:c="5"/>5 <text:s text:c="4"/>0 <text:s text:c="2"/>340 <text:s text:c="3"/>16 <text:s text:c="3"/>13 <text:s text:c="4"/>2 <text:s text:c="4"/>4 <text:s text:c="4"/>3 <text:s text:c="3"/>19 <text:s text:c="4"/>2</text:p>
      <text:p text:style-name="P10"><text:s text:c="5"/>4 <text:s text:c="4"/>0 <text:s text:c="4"/>5 <text:s text:c="2"/>327 <text:s text:c="4"/>2 <text:s text:c="4"/>8 <text:s text:c="4"/>0 <text:s text:c="4"/>3 <text:s text:c="4"/>7 <text:s text:c="4"/>2</text:p>
      <text:p text:style-name="P10"><text:s text:c="5"/>2 <text:s text:c="3"/>15 <text:s text:c="4"/>7 <text:s text:c="4"/>0 <text:s text:c="2"/>317 <text:s text:c="4"/>1 <text:s text:c="4"/>6 <text:s text:c="4"/>0 <text:s text:c="4"/>6 <text:s text:c="3"/>16</text:p>
      <text:p text:style-name="P10"><text:s text:c="5"/>7 <text:s text:c="4"/>1 <text:s text:c="4"/>4 <text:s text:c="3"/>18 <text:s text:c="4"/>7 <text:s text:c="2"/>257 <text:s text:c="4"/>3 <text:s text:c="4"/>0 <text:s text:c="3"/>11 <text:s text:c="4"/>3</text:p>
      <text:p text:style-name="P10"><text:s text:c="5"/>4 <text:s text:c="4"/>2 <text:s text:c="4"/>3 <text:s text:c="4"/>0 <text:s text:c="4"/>9 <text:s text:c="4"/>2 <text:s text:c="2"/>340 <text:s text:c="4"/>0 <text:s text:c="4"/>3 <text:s text:c="4"/>0</text:p>
      <text:p text:style-name="P10"><text:s text:c="5"/>0 <text:s text:c="4"/>1 <text:s text:c="4"/>0 <text:s text:c="4"/>3 <text:s text:c="4"/>7 <text:s text:c="4"/>0 <text:s text:c="4"/>0 <text:s text:c="2"/>289 <text:s text:c="4"/>2 <text:s text:c="3"/>42</text:p>
      <text:p text:style-name="P10"><text:s text:c="5"/>5 <text:s text:c="4"/>2 <text:s text:c="4"/>4 <text:s text:c="3"/>14 <text:s text:c="3"/>13 <text:s text:c="4"/>9 <text:s text:c="4"/>3 <text:s text:c="4"/>1 <text:s text:c="2"/>252 <text:s text:c="4"/>5</text:p>
      <text:p text:style-name="P10"><text:s text:c="5"/>1 <text:s text:c="4"/>1 <text:s text:c="4"/>0 <text:s text:c="4"/>1 <text:s text:c="3"/>12 <text:s text:c="4"/>0 <text:s text:c="4"/>0 <text:s text:c="3"/>10 <text:s text:c="4"/>2 <text:s text:c="2"/>330</text:p>
      <text:p text:style-name="P10"/>
      <text:p text:style-name="P10">CM_knn_test =</text:p>
      <text:p text:style-name="P10"/>
      <text:p text:style-name="P10"><text:s text:c="3"/>670 <text:s text:c="4"/>0 <text:s text:c="4"/>1 <text:s text:c="4"/>1 <text:s text:c="4"/>1 <text:s text:c="4"/>1 <text:s text:c="4"/>1 <text:s text:c="4"/>0 <text:s text:c="4"/>0 <text:s text:c="4"/>0</text:p>
      <text:p text:style-name="P10"><text:s text:c="5"/>0 <text:s text:c="2"/>549 <text:s text:c="4"/>0 <text:s text:c="4"/>0 <text:s text:c="4"/>1 <text:s text:c="4"/>0 <text:s text:c="4"/>2 <text:s text:c="4"/>0 <text:s text:c="4"/>0 <text:s text:c="4"/>0</text:p>
      <text:p text:style-name="P10"><text:s text:c="5"/>8 <text:s text:c="4"/>4 <text:s text:c="2"/>371 <text:s text:c="4"/>1 <text:s text:c="4"/>3 <text:s text:c="4"/>0 <text:s text:c="4"/>1 <text:s text:c="3"/>10 <text:s text:c="4"/>5 <text:s text:c="4"/>1</text:p>
      <text:p text:style-name="P10"><text:s text:c="5"/>3 <text:s text:c="4"/>0 <text:s text:c="4"/>2 <text:s text:c="2"/>342 <text:s text:c="4"/>0 <text:s text:c="4"/>4 <text:s text:c="4"/>0 <text:s text:c="4"/>2 <text:s text:c="4"/>2 <text:s text:c="4"/>3</text:p>
      <text:p text:style-name="P10"><text:s text:c="5"/>1 <text:s text:c="3"/>16 <text:s text:c="4"/>5 <text:s text:c="4"/>0 <text:s text:c="2"/>328 <text:s text:c="4"/>0 <text:s text:c="4"/>3 <text:s text:c="4"/>1 <text:s text:c="4"/>1 <text:s text:c="3"/>15</text:p>
      <text:p text:style-name="P10"><text:s text:c="5"/>8 <text:s text:c="4"/>1 <text:s text:c="4"/>1 <text:s text:c="3"/>10 <text:s text:c="4"/>1 <text:s text:c="2"/>279 <text:s text:c="4"/>6 <text:s text:c="4"/>0 <text:s text:c="4"/>0 <text:s text:c="4"/>5</text:p>
      <text:p text:style-name="P10"><text:s text:c="5"/>3 <text:s text:c="4"/>1 <text:s text:c="4"/>2 <text:s text:c="4"/>0 <text:s text:c="4"/>3 <text:s text:c="4"/>0 <text:s text:c="2"/>354 <text:s text:c="4"/>0 <text:s text:c="4"/>0 <text:s text:c="4"/>0</text:p>
      <text:p text:style-name="P10"><text:s text:c="5"/>0 <text:s text:c="4"/>4 <text:s text:c="4"/>2 <text:s text:c="4"/>0 <text:s text:c="4"/>4 <text:s text:c="4"/>0 <text:s text:c="4"/>0 <text:s text:c="2"/>323 <text:s text:c="4"/>1 <text:s text:c="3"/>10</text:p>
      <text:p text:style-name="P10"><text:s text:c="5"/>2 <text:s text:c="3"/>10 <text:s text:c="4"/>1 <text:s text:c="3"/>10 <text:s text:c="4"/>4 <text:s text:c="4"/>3 <text:s text:c="4"/>1 <text:s text:c="4"/>2 <text:s text:c="2"/>272 <text:s text:c="4"/>3</text:p>
      <text:p text:style-name="P10"><text:s text:c="5"/>2 <text:s text:c="4"/>0 <text:s text:c="4"/>0 <text:s text:c="4"/>1 <text:s text:c="4"/>2 <text:s text:c="4"/>0 <text:s text:c="4"/>0 <text:s text:c="4"/>9 <text:s text:c="4"/>0 <text:s text:c="2"/>343</text:p>
      <text:p text:style-name="P10"/>
      <text:p text:style-name="P12"><text:span text:style-name="T18">El valor elegido </text:span><text:span text:style-name="T20">es </text:span><text:span text:style-name="T4">k</text:span> = 10.</text:p>
      <text:p text:style-name="P10"/>
      <text:p text:style-name="P13">Visto los resultados de estas matrices podemos ver que:</text:p>
      <text:list xml:id="list1258715732133930469" text:style-name="L2">
        <text:list-item>
          <text:p text:style-name="P101">Para el clasificador lineal la mayor tasa de error se produce cuando tenemos que clasificar un 7 (muchas veces se decidirá por clasificar como si fuera un 9) y cuando tenemos que hacerlo para un 2 (a veces decide 3 y 8).</text:p>
        </text:list-item>
        <text:list-item>
          <text:p text:style-name="P102">Para el clasificador KNN el problema viene con el 4 (a veces decide un 1 y también un 9)</text:p>
        </text:list-item>
      </text:list>
      <text:p text:style-name="P56">3.</text:p>
      <text:p text:style-name="P9">Principalmente, la energía de las transformaciones DCT se concentra en la componente continua (0,0). Dependiendo de cada carácter, se encuentra más o menos energía en el resto de componentes.</text:p>
      <text:p text:style-name="P9"/>
      <text:p text:style-name="P9">Un caso particular es el del dígito 1. Al estar formado en su práctica totalidad por líneas verticales, la energía se concentra en la fila superior de la transformada. Esta fila corresponde a las funciones base con líneas verticales. Los valores por los que la energía está más repartida parecen ser el 2 y el 3.</text:p>
      <text:p text:style-name="P9"/>
      <text:p text:style-name="P9">Una aplicación de la DCT seria la de eliminar las muestras de alta frecuencia. Estas muestras de la DCT contienen poca energía, de manera que se pierde poca información.</text:p>
      <text:p text:style-name="P9"/>
      <text:p text:style-name="P3"><draw:frame draw:style-name="fr4" draw:name="Imagen 3" text:anchor-type="as-char" svg:width="5.9016in" svg:height="4.1862in" draw:z-index="2"><draw:image xlink:href="Pictures/20000002000003C1000002AA0248E95FD1AF7C04.eps" xlink:type="simple" xlink:show="embed" xlink:actuate="onLoad"/></draw:frame></text:p>
      <text:p text:style-name="P56">4.</text:p>
      <text:p text:style-name="P89">Transformació<text:span text:style-name="T22">n</text:span> DCT</text:p>
      <text:p text:style-name="P4"><text:span text:style-name="T3">Dim</text:span> = 8</text:p>
      <text:p text:style-name="P4"/>
      <table:table table:name="Table1" table:style-name="Table1">
        <table:table-column table:style-name="Table1.A"/>
        <table:table-column table:style-name="Table1.B"/>
        <table:table-column table:style-name="Table1.C"/>
        <table:table-row>
          <table:table-cell table:style-name="Table1.A1" office:value-type="string">
            <text:p text:style-name="P78">Clasificador\Fase</text:p>
          </table:table-cell>
          <table:table-cell table:style-name="Table1.A1" office:value-type="string">
            <text:p text:style-name="P81">Training</text:p>
          </table:table-cell>
          <table:table-cell table:style-name="Table1.C1" office:value-type="string">
            <text:p text:style-name="P81">Test</text:p>
          </table:table-cell>
        </table:table-row>
        <table:table-row>
          <table:table-cell table:style-name="Table1.A2" office:value-type="string">
            <text:p text:style-name="P85">Linear</text:p>
          </table:table-cell>
          <table:table-cell table:style-name="Table1.A2" office:value-type="string">
            <text:p text:style-name="P14">0.080366</text:p>
          </table:table-cell>
          <table:table-cell table:style-name="Table1.C2" office:value-type="string">
            <text:p text:style-name="P14">0.087333</text:p>
          </table:table-cell>
        </table:table-row>
        <table:table-row>
          <table:table-cell table:style-name="Table1.A2" office:value-type="string">
            <text:p text:style-name="P85">KNN</text:p>
          </table:table-cell>
          <table:table-cell table:style-name="Table1.A2" office:value-type="string">
            <text:p text:style-name="P14">0.0390702</text:p>
          </table:table-cell>
          <table:table-cell table:style-name="Table1.C2" office:value-type="string">
            <text:p text:style-name="P14">0.0470064</text:p>
          </table:table-cell>
        </table:table-row>
      </table:table>
      <text:p text:style-name="P5"/>
      <text:p text:style-name="P3">CM_Linear_test =</text:p>
      <text:p text:style-name="P3"/>
      <text:p text:style-name="P3"><text:s text:c="3"/>658 <text:s text:c="4"/>0 <text:s text:c="4"/>1 <text:s text:c="4"/>5 <text:s text:c="4"/>1 <text:s text:c="4"/>1 <text:s text:c="4"/>4 <text:s text:c="4"/>0 <text:s text:c="4"/>5 <text:s text:c="4"/>0</text:p>
      <text:p text:style-name="P3"><text:s text:c="5"/>0 <text:s text:c="2"/>547 <text:s text:c="4"/>0 <text:s text:c="4"/>1 <text:s text:c="4"/>1 <text:s text:c="4"/>0 <text:s text:c="4"/>1 <text:s text:c="4"/>0 <text:s text:c="4"/>2 <text:s text:c="4"/>0</text:p>
      <text:p text:style-name="P3"><text:s text:c="5"/>3 <text:s text:c="4"/>3 <text:s text:c="2"/>343 <text:s text:c="4"/>6 <text:s text:c="3"/>12 <text:s text:c="4"/>2 <text:s text:c="4"/>8 <text:s text:c="4"/>2 <text:s text:c="3"/>22 <text:s text:c="4"/>3</text:p>
      <text:p text:style-name="P3"><text:s text:c="5"/>2 <text:s text:c="4"/>0 <text:s text:c="4"/>4 <text:s text:c="2"/>321 <text:s text:c="4"/>0 <text:s text:c="3"/>11 <text:s text:c="4"/>0 <text:s text:c="4"/>6 <text:s text:c="3"/>12 <text:s text:c="4"/>2</text:p>
      <text:p text:style-name="P3"><text:s text:c="5"/>4 <text:s text:c="3"/>11 <text:s text:c="4"/>8 <text:s text:c="4"/>0 <text:s text:c="2"/>316 <text:s text:c="4"/>0 <text:s text:c="4"/>3 <text:s text:c="4"/>2 <text:s text:c="4"/>5 <text:s text:c="3"/>21</text:p>
      <text:p text:style-name="P3"><text:s text:c="5"/>9 <text:s text:c="4"/>0 <text:s text:c="4"/>3 <text:s text:c="3"/>16 <text:s text:c="4"/>7 <text:s text:c="2"/>265 <text:s text:c="4"/>3 <text:s text:c="4"/>0 <text:s text:c="4"/>5 <text:s text:c="4"/>3</text:p>
      <text:p text:style-name="P3"><text:s text:c="5"/>1 <text:s text:c="4"/>2 <text:s text:c="4"/>5 <text:s text:c="4"/>0 <text:s text:c="4"/>4 <text:s text:c="4"/>4 <text:s text:c="2"/>344 <text:s text:c="4"/>0 <text:s text:c="4"/>3 <text:s text:c="4"/>0</text:p>
      <text:p text:style-name="P3"><text:s text:c="5"/>0 <text:s text:c="4"/>2 <text:s text:c="4"/>1 <text:s text:c="4"/>0 <text:s text:c="4"/>6 <text:s text:c="4"/>0 <text:s text:c="4"/>0 <text:s text:c="2"/>300 <text:s text:c="4"/>3 <text:s text:c="3"/>32</text:p>
      <text:p text:style-name="P3"><text:s text:c="5"/>4 <text:s text:c="4"/>7 <text:s text:c="4"/>3 <text:s text:c="3"/>16 <text:s text:c="4"/>7 <text:s text:c="4"/>3 <text:s text:c="4"/>1 <text:s text:c="4"/>0 <text:s text:c="2"/>263 <text:s text:c="4"/>4</text:p>
      <text:p text:style-name="P3"><text:s text:c="5"/>0 <text:s text:c="4"/>1 <text:s text:c="4"/>0 <text:s text:c="4"/>1 <text:s text:c="3"/>13 <text:s text:c="4"/>0 <text:s text:c="4"/>0 <text:s text:c="4"/>8 <text:s text:c="4"/>2 <text:s text:c="2"/>332</text:p>
      <text:p text:style-name="P3"/>
      <text:p text:style-name="P3">CM_knn_test =</text:p>
      <text:p text:style-name="P3"/>
      <text:p text:style-name="P3"><text:s text:c="3"/>672 <text:s text:c="4"/>0 <text:s text:c="4"/>1 <text:s text:c="4"/>2 <text:s text:c="4"/>0 <text:s text:c="4"/>0 <text:s text:c="4"/>0 <text:s text:c="4"/>0 <text:s text:c="4"/>0 <text:s text:c="4"/>0</text:p>
      <text:p text:style-name="P3"><text:s text:c="5"/>0 <text:s text:c="2"/>550 <text:s text:c="4"/>0 <text:s text:c="4"/>0 <text:s text:c="4"/>1 <text:s text:c="4"/>0 <text:s text:c="4"/>1 <text:s text:c="4"/>0 <text:s text:c="4"/>0 <text:s text:c="4"/>0</text:p>
      <text:p text:style-name="P3"><text:s text:c="4"/>11 <text:s text:c="4"/>3 <text:s text:c="2"/>372 <text:s text:c="4"/>3 <text:s text:c="4"/>1 <text:s text:c="4"/>0 <text:s text:c="4"/>2 <text:s text:c="4"/>5 <text:s text:c="4"/>7 <text:s text:c="4"/>0</text:p>
      <text:p text:style-name="P3"><text:s text:c="5"/>2 <text:s text:c="4"/>1 <text:s text:c="4"/>2 <text:s text:c="2"/>342 <text:s text:c="4"/>0 <text:s text:c="4"/>1 <text:s text:c="4"/>0 <text:s text:c="4"/>1 <text:s text:c="4"/>5 <text:s text:c="4"/>4</text:p>
      <text:p text:style-name="P3"><text:s text:c="5"/>1 <text:s text:c="4"/>8 <text:s text:c="4"/>3 <text:s text:c="4"/>0 <text:s text:c="2"/>334 <text:s text:c="4"/>0 <text:s text:c="4"/>4 <text:s text:c="4"/>2 <text:s text:c="4"/>1 <text:s text:c="3"/>17</text:p>
      <text:p text:style-name="P3"><text:s text:c="5"/>8 <text:s text:c="4"/>0 <text:s text:c="4"/>2 <text:s text:c="4"/>6 <text:s text:c="4"/>0 <text:s text:c="2"/>287 <text:s text:c="4"/>3 <text:s text:c="4"/>0 <text:s text:c="4"/>3 <text:s text:c="4"/>2</text:p>
      <text:p text:style-name="P3"><text:s text:c="5"/>7 <text:s text:c="4"/>2 <text:s text:c="4"/>1 <text:s text:c="4"/>0 <text:s text:c="4"/>1 <text:s text:c="4"/>1 <text:s text:c="2"/>350 <text:s text:c="4"/>0 <text:s text:c="4"/>1 <text:s text:c="4"/>0</text:p>
      <text:p text:style-name="P3"><text:s text:c="5"/>0 <text:s text:c="4"/>4 <text:s text:c="4"/>1 <text:s text:c="4"/>0 <text:s text:c="4"/>4 <text:s text:c="4"/>0 <text:s text:c="4"/>0 <text:s text:c="2"/>330 <text:s text:c="4"/>0 <text:s text:c="4"/>5</text:p>
      <text:p text:style-name="P3"><text:s text:c="5"/>3 <text:s text:c="4"/>6 <text:s text:c="4"/>0 <text:s text:c="4"/>7 <text:s text:c="4"/>4 <text:s text:c="4"/>1 <text:s text:c="4"/>2 <text:s text:c="4"/>3 <text:s text:c="2"/>277 <text:s text:c="4"/>5</text:p>
      <text:p text:style-name="P3"><text:s text:c="5"/>1 <text:s text:c="4"/>1 <text:s text:c="4"/>1 <text:s text:c="4"/>1 <text:s text:c="4"/>7 <text:s text:c="4"/>0 <text:s text:c="4"/>0 <text:s text:c="4"/>6 <text:s text:c="4"/>2 <text:s text:c="2"/>338</text:p>
      <text:p text:style-name="P48"><text:span text:style-name="T3">Dim</text:span> = <text:s/>4</text:p>
      <text:p text:style-name="P5"/>
      <table:table table:name="Table2" table:style-name="Table2">
        <table:table-column table:style-name="Table2.A"/>
        <table:table-column table:style-name="Table2.B"/>
        <table:table-column table:style-name="Table2.C"/>
        <table:table-row>
          <table:table-cell table:style-name="Table2.A1" office:value-type="string">
            <text:p text:style-name="P78">Clasificador\Fase</text:p>
          </table:table-cell>
          <table:table-cell table:style-name="Table2.A1" office:value-type="string">
            <text:p text:style-name="P81">Training</text:p>
          </table:table-cell>
          <table:table-cell table:style-name="Table2.C1" office:value-type="string">
            <text:p text:style-name="P81">Test</text:p>
          </table:table-cell>
        </table:table-row>
        <table:table-row>
          <table:table-cell table:style-name="Table2.A2" office:value-type="string">
            <text:p text:style-name="P85">Linear</text:p>
          </table:table-cell>
          <table:table-cell table:style-name="Table2.A2" office:value-type="string">
            <text:p text:style-name="P14">0.162216</text:p>
          </table:table-cell>
          <table:table-cell table:style-name="Table2.C2" office:value-type="string">
            <text:p text:style-name="P14">0.157595</text:p>
          </table:table-cell>
        </table:table-row>
        <table:table-row>
          <table:table-cell table:style-name="Table2.A2" office:value-type="string">
            <text:p text:style-name="P85">KNN</text:p>
          </table:table-cell>
          <table:table-cell table:style-name="Table2.A2" office:value-type="string">
            <text:p text:style-name="P14">0.0699802</text:p>
          </table:table-cell>
          <table:table-cell table:style-name="Table2.C2" office:value-type="string">
            <text:p text:style-name="P14">0.0809005</text:p>
          </table:table-cell>
        </table:table-row>
      </table:table>
      <text:p text:style-name="P5"/>
      <text:p text:style-name="P3">CM_Linear_test =</text:p>
      <text:p text:style-name="P3"/>
      <text:p text:style-name="P3"><text:s text:c="3"/>599 <text:s text:c="3"/>39 <text:s text:c="4"/>3 <text:s text:c="4"/>4 <text:s text:c="4"/>4 <text:s text:c="4"/>1 <text:s text:c="4"/>9 <text:s text:c="4"/>0 <text:s text:c="3"/>16 <text:s text:c="4"/>0</text:p>
      <text:p text:style-name="P3"><text:s text:c="5"/>0 <text:s text:c="2"/>546 <text:s text:c="4"/>0 <text:s text:c="4"/>0 <text:s text:c="4"/>1 <text:s text:c="4"/>1 <text:s text:c="4"/>1 <text:s text:c="4"/>0 <text:s text:c="4"/>2 <text:s text:c="4"/>1</text:p>
      <text:p text:style-name="P3"><text:s text:c="5"/>4 <text:s text:c="3"/>29 <text:s text:c="2"/>309 <text:s text:c="3"/>18 <text:s text:c="3"/>18 <text:s text:c="4"/>2 <text:s text:c="4"/>5 <text:s text:c="4"/>0 <text:s text:c="3"/>16 <text:s text:c="4"/>3</text:p>
      <text:p text:style-name="P3"><text:s text:c="5"/>2 <text:s text:c="3"/>15 <text:s text:c="4"/>2 <text:s text:c="2"/>302 <text:s text:c="4"/>1 <text:s text:c="3"/>14 <text:s text:c="4"/>0 <text:s text:c="3"/>12 <text:s text:c="4"/>3 <text:s text:c="4"/>7</text:p>
      <text:p text:style-name="P3"><text:s text:c="5"/>0 <text:s text:c="3"/>42 <text:s text:c="4"/>6 <text:s text:c="4"/>0 <text:s text:c="2"/>304 <text:s text:c="4"/>0 <text:s text:c="4"/>1 <text:s text:c="4"/>2 <text:s text:c="4"/>1 <text:s text:c="3"/>14</text:p>
      <text:p text:style-name="P3"><text:s text:c="5"/>4 <text:s text:c="4"/>5 <text:s text:c="4"/>1 <text:s text:c="3"/>36 <text:s text:c="4"/>7 <text:s text:c="2"/>238 <text:s text:c="4"/>4 <text:s text:c="4"/>0 <text:s text:c="3"/>13 <text:s text:c="4"/>3</text:p>
      <text:p text:style-name="P3"><text:s text:c="5"/>4 <text:s text:c="3"/>18 <text:s text:c="4"/>3 <text:s text:c="4"/>0 <text:s text:c="4"/>2 <text:s text:c="4"/>1 <text:s text:c="2"/>333 <text:s text:c="4"/>0 <text:s text:c="4"/>2 <text:s text:c="4"/>0</text:p>
      <text:p text:style-name="P3"><text:s text:c="5"/>0 <text:s text:c="3"/>18 <text:s text:c="4"/>0 <text:s text:c="4"/>2 <text:s text:c="4"/>3 <text:s text:c="4"/>0 <text:s text:c="4"/>0 <text:s text:c="2"/>274 <text:s text:c="4"/>2 <text:s text:c="3"/>45</text:p>
      <text:p text:style-name="P3"><text:s text:c="5"/>5 <text:s text:c="3"/>87 <text:s text:c="4"/>3 <text:s text:c="4"/>5 <text:s text:c="3"/>10 <text:s text:c="4"/>4 <text:s text:c="4"/>1 <text:s text:c="4"/>0 <text:s text:c="2"/>189 <text:s text:c="4"/>4</text:p>
      <text:p text:style-name="P3"><text:s text:c="5"/>0 <text:s text:c="3"/>22 <text:s text:c="4"/>0 <text:s text:c="4"/>1 <text:s text:c="3"/>11 <text:s text:c="4"/>1 <text:s text:c="4"/>0 <text:s text:c="3"/>10 <text:s text:c="4"/>1 <text:s text:c="2"/>311</text:p>
      <text:p text:style-name="P3"/>
      <text:p text:style-name="P3">CM_knn_test =</text:p>
      <text:p text:style-name="P3"/>
      <text:p text:style-name="P3"><text:s text:c="3"/>665 <text:s text:c="4"/>4 <text:s text:c="4"/>2 <text:s text:c="4"/>2 <text:s text:c="4"/>0 <text:s text:c="4"/>0 <text:s text:c="4"/>1 <text:s text:c="4"/>0 <text:s text:c="4"/>1 <text:s text:c="4"/>0</text:p>
      <text:p text:style-name="P3"><text:s text:c="5"/>0 <text:s text:c="2"/>547 <text:s text:c="4"/>0 <text:s text:c="4"/>2 <text:s text:c="4"/>2 <text:s text:c="4"/>0 <text:s text:c="4"/>0 <text:s text:c="4"/>0 <text:s text:c="4"/>1 <text:s text:c="4"/>0</text:p>
      <text:p text:style-name="P3"><text:s text:c="5"/>8 <text:s text:c="4"/>2 <text:s text:c="2"/>362 <text:s text:c="4"/>7 <text:s text:c="4"/>5 <text:s text:c="4"/>0 <text:s text:c="4"/>5 <text:s text:c="4"/>3 <text:s text:c="3"/>11 <text:s text:c="4"/>1</text:p>
      <text:p text:style-name="P3"><text:s text:c="5"/>6 <text:s text:c="4"/>1 <text:s text:c="4"/>0 <text:s text:c="2"/>328 <text:s text:c="4"/>1 <text:s text:c="3"/>11 <text:s text:c="4"/>0 <text:s text:c="4"/>4 <text:s text:c="4"/>4 <text:s text:c="4"/>3</text:p>
      <text:p text:style-name="P3"><text:s text:c="5"/>0 <text:s text:c="3"/>11 <text:s text:c="4"/>9 <text:s text:c="4"/>0 <text:s text:c="2"/>339 <text:s text:c="4"/>0 <text:s text:c="4"/>2 <text:s text:c="4"/>1 <text:s text:c="4"/>0 <text:s text:c="4"/>8</text:p>
      <text:p text:style-name="P3"><text:s text:c="4"/>15 <text:s text:c="4"/>0 <text:s text:c="4"/>1 <text:s text:c="3"/>33 <text:s text:c="4"/>3 <text:s text:c="2"/>245 <text:s text:c="4"/>6 <text:s text:c="4"/>0 <text:s text:c="4"/>5 <text:s text:c="4"/>3</text:p>
      <text:p text:style-name="P3"><text:s text:c="5"/>6 <text:s text:c="4"/>6 <text:s text:c="4"/>2 <text:s text:c="4"/>0 <text:s text:c="4"/>1 <text:s text:c="4"/>0 <text:s text:c="2"/>348 <text:s text:c="4"/>0 <text:s text:c="4"/>0 <text:s text:c="4"/>0</text:p>
      <text:p text:style-name="P3"><text:s text:c="5"/>0 <text:s text:c="4"/>1 <text:s text:c="4"/>0 <text:s text:c="4"/>1 <text:s text:c="4"/>7 <text:s text:c="4"/>0 <text:s text:c="4"/>0 <text:s text:c="2"/>318 <text:s text:c="4"/>4 <text:s text:c="3"/>13</text:p>
      <text:p text:style-name="P3"><text:s text:c="4"/>19 <text:s text:c="3"/>40 <text:s text:c="4"/>2 <text:s text:c="4"/>9 <text:s text:c="4"/>4 <text:s text:c="4"/>1 <text:s text:c="4"/>1 <text:s text:c="4"/>0 <text:s text:c="2"/>230 <text:s text:c="4"/>2</text:p>
      <text:p text:style-name="P3"><text:s text:c="5"/>0 <text:s text:c="4"/>3 <text:s text:c="4"/>0 <text:s text:c="4"/>1 <text:s text:c="4"/>7 <text:s text:c="4"/>0 <text:s text:c="4"/>0 <text:s text:c="4"/>9 <text:s text:c="4"/>4 <text:s text:c="2"/>333</text:p>
      <text:p text:style-name="P1"/>
      <text:p text:style-name="P48"><text:span text:style-name="T3">Dim</text:span> = <text:s/>2</text:p>
      <text:p text:style-name="P5"/>
      <table:table table:name="Table3" table:style-name="Table3">
        <table:table-column table:style-name="Table3.A"/>
        <table:table-column table:style-name="Table3.B"/>
        <table:table-column table:style-name="Table3.C"/>
        <table:table-row>
          <table:table-cell table:style-name="Table3.A1" office:value-type="string">
            <text:p text:style-name="P78">Clasificador\Fase</text:p>
          </table:table-cell>
          <table:table-cell table:style-name="Table3.A1" office:value-type="string">
            <text:p text:style-name="P81">Training</text:p>
          </table:table-cell>
          <table:table-cell table:style-name="Table3.C1" office:value-type="string">
            <text:p text:style-name="P81">Test</text:p>
          </table:table-cell>
        </table:table-row>
        <table:table-row>
          <table:table-cell table:style-name="Table3.A2" office:value-type="string">
            <text:p text:style-name="P85">Linear</text:p>
          </table:table-cell>
          <table:table-cell table:style-name="Table3.A2" office:value-type="string">
            <text:p text:style-name="P14">0.<text:span text:style-name="T23">3</text:span>76113</text:p>
          </table:table-cell>
          <table:table-cell table:style-name="Table3.C2" office:value-type="string">
            <text:p text:style-name="P14">0.377041</text:p>
          </table:table-cell>
        </table:table-row>
        <table:table-row>
          <table:table-cell table:style-name="Table3.A2" office:value-type="string">
            <text:p text:style-name="P85">KNN</text:p>
          </table:table-cell>
          <table:table-cell table:style-name="Table3.A2" office:value-type="string">
            <text:p text:style-name="P14">0.313304</text:p>
          </table:table-cell>
          <table:table-cell table:style-name="Table3.C2" office:value-type="string">
            <text:p text:style-name="P14">0.37234</text:p>
          </table:table-cell>
        </table:table-row>
      </table:table>
      <text:p text:style-name="P5"/>
      <text:p text:style-name="P3">CM_Linear_test =</text:p>
      <text:p text:style-name="P3"/>
      <text:p text:style-name="P3"><text:s text:c="3"/>498 <text:s text:c="3"/>54 <text:s text:c="3"/>39 <text:s text:c="3"/>30 <text:s text:c="3"/>16 <text:s text:c="4"/>0 <text:s text:c="4"/>3 <text:s text:c="4"/>1 <text:s text:c="3"/>34 <text:s text:c="4"/>0</text:p>
      <text:p text:style-name="P3"><text:s text:c="5"/>6 <text:s text:c="2"/>525 <text:s text:c="4"/>4 <text:s text:c="4"/>1 <text:s text:c="3"/>13 <text:s text:c="4"/>0 <text:s text:c="4"/>2 <text:s text:c="4"/>0 <text:s text:c="4"/>1 <text:s text:c="4"/>0</text:p>
      <text:p text:style-name="P3"><text:s text:c="4"/>70 <text:s text:c="3"/>55 <text:s text:c="2"/>170 <text:s text:c="3"/>25 <text:s text:c="4"/>3 <text:s text:c="4"/>2 <text:s text:c="3"/>69 <text:s text:c="4"/>0 <text:s text:c="4"/>8 <text:s text:c="4"/>2</text:p>
      <text:p text:style-name="P3"><text:s text:c="4"/>29 <text:s text:c="3"/>32 <text:s text:c="4"/>2 <text:s text:c="2"/>187 <text:s text:c="3"/>44 <text:s text:c="3"/>34 <text:s text:c="4"/>0 <text:s text:c="3"/>10 <text:s text:c="4"/>2 <text:s text:c="3"/>18</text:p>
      <text:p text:style-name="P3"><text:s text:c="4"/>11 <text:s text:c="2"/>118 <text:s text:c="4"/>9 <text:s text:c="3"/>40 <text:s text:c="3"/>98 <text:s text:c="3"/>13 <text:s text:c="4"/>4 <text:s text:c="4"/>2 <text:s text:c="3"/>39 <text:s text:c="3"/>36</text:p>
      <text:p text:style-name="P3"><text:s text:c="4"/>29 <text:s text:c="3"/>19 <text:s text:c="4"/>1 <text:s text:c="3"/>40 <text:s text:c="3"/>30 <text:s text:c="2"/>166 <text:s text:c="4"/>0 <text:s text:c="4"/>0 <text:s text:c="3"/>24 <text:s text:c="4"/>2</text:p>
      <text:p text:style-name="P3"><text:s text:c="4"/>12 <text:s text:c="3"/>27 <text:s text:c="3"/>45 <text:s text:c="4"/>0 <text:s text:c="4"/>0 <text:s text:c="4"/>3 <text:s text:c="2"/>276 <text:s text:c="4"/>0 <text:s text:c="4"/>0 <text:s text:c="4"/>0</text:p>
      <text:p text:style-name="P3"><text:s text:c="5"/>0 <text:s text:c="3"/>26 <text:s text:c="4"/>0 <text:s text:c="4"/>1 <text:s text:c="4"/>2 <text:s text:c="4"/>0 <text:s text:c="4"/>0 <text:s text:c="2"/>229 <text:s text:c="4"/>1 <text:s text:c="3"/>85</text:p>
      <text:p text:style-name="P3"><text:s text:c="4"/>63 <text:s text:c="3"/>59 <text:s text:c="4"/>7 <text:s text:c="3"/>11 <text:s text:c="3"/>46 <text:s text:c="4"/>3 <text:s text:c="4"/>0 <text:s text:c="4"/>0 <text:s text:c="2"/>105 <text:s text:c="3"/>14</text:p>
      <text:p text:style-name="P3"><text:s text:c="5"/>1 <text:s text:c="3"/>31 <text:s text:c="4"/>0 <text:s text:c="4"/>5 <text:s text:c="3"/>22 <text:s text:c="4"/>0 <text:s text:c="4"/>0 <text:s text:c="3"/>30 <text:s text:c="4"/>4 <text:s text:c="2"/>264</text:p>
      <text:p text:style-name="P3"/>
      <text:p text:style-name="P3">CM_knn_test =</text:p>
      <text:p text:style-name="P3"/>
      <text:p text:style-name="P3"><text:s text:c="3"/>538 <text:s text:c="3"/>27 <text:s text:c="3"/>30 <text:s text:c="3"/>24 <text:s text:c="4"/>6 <text:s text:c="4"/>6 <text:s text:c="3"/>12 <text:s text:c="4"/>0 <text:s text:c="3"/>32 <text:s text:c="4"/>0</text:p>
      <text:p text:style-name="P3"><text:s text:c="4"/>11 <text:s text:c="2"/>513 <text:s text:c="4"/>7 <text:s text:c="4"/>1 <text:s text:c="3"/>11 <text:s text:c="4"/>1 <text:s text:c="4"/>3 <text:s text:c="4"/>0 <text:s text:c="4"/>4 <text:s text:c="4"/>1</text:p>
      <text:p text:style-name="P3"><text:s text:c="3"/>104 <text:s text:c="3"/>23 <text:s text:c="2"/>159 <text:s text:c="3"/>19 <text:s text:c="4"/>7 <text:s text:c="4"/>9 <text:s text:c="3"/>69 <text:s text:c="4"/>0 <text:s text:c="3"/>13 <text:s text:c="4"/>1</text:p>
      <text:p text:style-name="P3"><text:s text:c="4"/>36 <text:s text:c="4"/>9 <text:s text:c="3"/>10 <text:s text:c="2"/>225 <text:s text:c="3"/>34 <text:s text:c="3"/>17 <text:s text:c="4"/>1 <text:s text:c="4"/>5 <text:s text:c="3"/>14 <text:s text:c="4"/>7</text:p>
      <text:p text:style-name="P3"><text:s text:c="4"/>24 <text:s text:c="3"/>48 <text:s text:c="4"/>8 <text:s text:c="3"/>56 <text:s text:c="2"/>108 <text:s text:c="3"/>11 <text:s text:c="4"/>6 <text:s text:c="4"/>6 <text:s text:c="3"/>63 <text:s text:c="3"/>40</text:p>
      <text:p text:style-name="P3"><text:s text:c="4"/>58 <text:s text:c="3"/>12 <text:s text:c="4"/>7 <text:s text:c="3"/>69 <text:s text:c="3"/>22 <text:s text:c="3"/>77 <text:s text:c="4"/>1 <text:s text:c="4"/>0 <text:s text:c="3"/>59 <text:s text:c="4"/>6</text:p>
      <text:p text:style-name="P3"><text:s text:c="4"/>14 <text:s text:c="4"/>2 <text:s text:c="3"/>31 <text:s text:c="4"/>0 <text:s text:c="4"/>2 <text:s text:c="4"/>2 <text:s text:c="2"/>312 <text:s text:c="4"/>0 <text:s text:c="4"/>0 <text:s text:c="4"/>0</text:p>
      <text:p text:style-name="P3"><text:s text:c="5"/>0 <text:s text:c="4"/>0 <text:s text:c="4"/>0 <text:s text:c="4"/>4 <text:s text:c="4"/>9 <text:s text:c="4"/>0 <text:s text:c="4"/>0 <text:s text:c="2"/>249 <text:s text:c="4"/>2 <text:s text:c="3"/>80</text:p>
      <text:p text:style-name="P3"><text:s text:c="4"/>90 <text:s text:c="3"/>34 <text:s text:c="3"/>13 <text:s text:c="3"/>16 <text:s text:c="3"/>41 <text:s text:c="4"/>7 <text:s text:c="4"/>1 <text:s text:c="4"/>0 <text:s text:c="3"/>95 <text:s text:c="3"/>11</text:p>
      <text:p text:style-name="P3"><text:s text:c="5"/>1 <text:s text:c="4"/>4 <text:s text:c="4"/>0 <text:s text:c="4"/>7 <text:s text:c="3"/>24 <text:s text:c="4"/>0 <text:s text:c="4"/>0 <text:s text:c="3"/>54 <text:s text:c="4"/>6 <text:s text:c="2"/>261</text:p>
      <text:p text:style-name="P55"><text:span text:style-name="T19">Transformació</text:span><text:span text:style-name="T21">n</text:span><text:span text:style-name="T19"> Hadamard</text:span></text:p>
      <text:p text:style-name="P6"><text:span text:style-name="T3">Dim</text:span> = <text:s/>8</text:p>
      <text:p text:style-name="P6"/>
      <table:table table:name="Table4" table:style-name="Table4">
        <table:table-column table:style-name="Table4.A"/>
        <table:table-column table:style-name="Table4.B"/>
        <table:table-column table:style-name="Table4.C"/>
        <table:table-row>
          <table:table-cell table:style-name="Table4.A1" office:value-type="string">
            <text:p text:style-name="P79">Clasificador\Fase</text:p>
          </table:table-cell>
          <table:table-cell table:style-name="Table4.A1" office:value-type="string">
            <text:p text:style-name="P82">Training</text:p>
          </table:table-cell>
          <table:table-cell table:style-name="Table4.C1" office:value-type="string">
            <text:p text:style-name="P82">Test</text:p>
          </table:table-cell>
        </table:table-row>
        <table:table-row>
          <table:table-cell table:style-name="Table4.A2" office:value-type="string">
            <text:p text:style-name="P86">Linear</text:p>
          </table:table-cell>
          <table:table-cell table:style-name="Table4.A2" office:value-type="string">
            <text:p text:style-name="P15">0.0776459</text:p>
          </table:table-cell>
          <table:table-cell table:style-name="Table4.C2" office:value-type="string">
            <text:p text:style-name="P15">0.08857</text:p>
          </table:table-cell>
        </table:table-row>
        <table:table-row>
          <table:table-cell table:style-name="Table4.A2" office:value-type="string">
            <text:p text:style-name="P86">KNN</text:p>
          </table:table-cell>
          <table:table-cell table:style-name="Table4.A2" office:value-type="string">
            <text:p text:style-name="P15">0.0430267</text:p>
          </table:table-cell>
          <table:table-cell table:style-name="Table4.C2" office:value-type="string">
            <text:p text:style-name="P15">0.0566551</text:p>
          </table:table-cell>
        </table:table-row>
      </table:table>
      <text:p text:style-name="P6"/>
      <text:p text:style-name="P3">CM_Linear_test =</text:p>
      <text:p text:style-name="P3"/>
      <text:p text:style-name="P3"><text:s text:c="3"/>653 <text:s text:c="4"/>2 <text:s text:c="4"/>0 <text:s text:c="4"/>2 <text:s text:c="4"/>2 <text:s text:c="4"/>1 <text:s text:c="4"/>9 <text:s text:c="4"/>0 <text:s text:c="4"/>5 <text:s text:c="4"/>1</text:p>
      <text:p text:style-name="P3"><text:s text:c="5"/>0 <text:s text:c="2"/>544 <text:s text:c="4"/>1 <text:s text:c="4"/>1 <text:s text:c="4"/>2 <text:s text:c="4"/>0 <text:s text:c="4"/>1 <text:s text:c="4"/>0 <text:s text:c="4"/>1 <text:s text:c="4"/>2</text:p>
      <text:p text:style-name="P3"><text:s text:c="5"/>5 <text:s text:c="4"/>2 <text:s text:c="2"/>345 <text:s text:c="3"/>10 <text:s text:c="3"/>18 <text:s text:c="4"/>4 <text:s text:c="4"/>5 <text:s text:c="4"/>4 <text:s text:c="4"/>9 <text:s text:c="4"/>2</text:p>
      <text:p text:style-name="P3"><text:s text:c="5"/>2 <text:s text:c="4"/>2 <text:s text:c="4"/>2 <text:s text:c="2"/>329 <text:s text:c="4"/>0 <text:s text:c="3"/>13 <text:s text:c="4"/>0 <text:s text:c="4"/>4 <text:s text:c="4"/>4 <text:s text:c="4"/>2</text:p>
      <text:p text:style-name="P3"><text:s text:c="5"/>2 <text:s text:c="4"/>7 <text:s text:c="4"/>9 <text:s text:c="4"/>0 <text:s text:c="2"/>317 <text:s text:c="4"/>2 <text:s text:c="4"/>2 <text:s text:c="4"/>1 <text:s text:c="4"/>4 <text:s text:c="3"/>26</text:p>
      <text:p text:style-name="P3"><text:s text:c="4"/>10 <text:s text:c="4"/>2 <text:s text:c="4"/>1 <text:s text:c="3"/>11 <text:s text:c="4"/>9 <text:s text:c="2"/>268 <text:s text:c="4"/>4 <text:s text:c="4"/>0 <text:s text:c="4"/>5 <text:s text:c="4"/>1</text:p>
      <text:p text:style-name="P3"><text:s text:c="5"/>4 <text:s text:c="4"/>2 <text:s text:c="4"/>6 <text:s text:c="4"/>0 <text:s text:c="4"/>5 <text:s text:c="4"/>2 <text:s text:c="2"/>337 <text:s text:c="4"/>0 <text:s text:c="4"/>7 <text:s text:c="4"/>0</text:p>
      <text:p text:style-name="P3"><text:s text:c="5"/>1 <text:s text:c="4"/>3 <text:s text:c="4"/>0 <text:s text:c="4"/>1 <text:s text:c="4"/>5 <text:s text:c="4"/>0 <text:s text:c="4"/>0 <text:s text:c="2"/>306 <text:s text:c="4"/>1 <text:s text:c="3"/>27</text:p>
      <text:p text:style-name="P3"><text:s text:c="5"/>2 <text:s text:c="3"/>16 <text:s text:c="4"/>0 <text:s text:c="3"/>10 <text:s text:c="4"/>7 <text:s text:c="4"/>6 <text:s text:c="4"/>1 <text:s text:c="4"/>2 <text:s text:c="2"/>258 <text:s text:c="4"/>6</text:p>
      <text:p text:style-name="P3"><text:s text:c="5"/>0 <text:s text:c="4"/>3 <text:s text:c="4"/>0 <text:s text:c="4"/>1 <text:s text:c="3"/>12 <text:s text:c="4"/>0 <text:s text:c="4"/>0 <text:s text:c="3"/>13 <text:s text:c="4"/>1 <text:s text:c="2"/>327</text:p>
      <text:p text:style-name="P3"/>
      <text:p text:style-name="P3">CM_knn_test =</text:p>
      <text:p text:style-name="P3"/>
      <text:p text:style-name="P3"><text:s text:c="3"/>665 <text:s text:c="4"/>1 <text:s text:c="4"/>4 <text:s text:c="4"/>1 <text:s text:c="4"/>0 <text:s text:c="4"/>1 <text:s text:c="4"/>2 <text:s text:c="4"/>0 <text:s text:c="4"/>0 <text:s text:c="4"/>1</text:p>
      <text:p text:style-name="P3"><text:s text:c="5"/>0 <text:s text:c="2"/>549 <text:s text:c="4"/>1 <text:s text:c="4"/>0 <text:s text:c="4"/>2 <text:s text:c="4"/>0 <text:s text:c="4"/>0 <text:s text:c="4"/>0 <text:s text:c="4"/>0 <text:s text:c="4"/>0</text:p>
      <text:p text:style-name="P3"><text:s text:c="5"/>8 <text:s text:c="4"/>8 <text:s text:c="2"/>365 <text:s text:c="4"/>2 <text:s text:c="4"/>4 <text:s text:c="4"/>0 <text:s text:c="4"/>3 <text:s text:c="4"/>8 <text:s text:c="4"/>6 <text:s text:c="4"/>0</text:p>
      <text:p text:style-name="P3"><text:s text:c="5"/>0 <text:s text:c="4"/>3 <text:s text:c="4"/>3 <text:s text:c="2"/>342 <text:s text:c="4"/>0 <text:s text:c="4"/>5 <text:s text:c="4"/>0 <text:s text:c="4"/>2 <text:s text:c="4"/>1 <text:s text:c="4"/>2</text:p>
      <text:p text:style-name="P3"><text:s text:c="5"/>1 <text:s text:c="4"/>7 <text:s text:c="4"/>3 <text:s text:c="4"/>0 <text:s text:c="2"/>335 <text:s text:c="4"/>0 <text:s text:c="4"/>3 <text:s text:c="4"/>1 <text:s text:c="4"/>0 <text:s text:c="3"/>20</text:p>
      <text:p text:style-name="P3"><text:s text:c="4"/>11 <text:s text:c="4"/>1 <text:s text:c="4"/>2 <text:s text:c="4"/>9 <text:s text:c="4"/>2 <text:s text:c="2"/>275 <text:s text:c="4"/>8 <text:s text:c="4"/>0 <text:s text:c="4"/>1 <text:s text:c="4"/>2</text:p>
      <text:p text:style-name="P3"><text:s text:c="5"/>6 <text:s text:c="4"/>1 <text:s text:c="4"/>1 <text:s text:c="4"/>0 <text:s text:c="4"/>5 <text:s text:c="4"/>0 <text:s text:c="2"/>350 <text:s text:c="4"/>0 <text:s text:c="4"/>0 <text:s text:c="4"/>0</text:p>
      <text:p text:style-name="P3"><text:s text:c="5"/>0 <text:s text:c="4"/>6 <text:s text:c="4"/>0 <text:s text:c="4"/>0 <text:s text:c="4"/>3 <text:s text:c="4"/>0 <text:s text:c="4"/>0 <text:s text:c="2"/>326 <text:s text:c="4"/>1 <text:s text:c="4"/>8</text:p>
      <text:p text:style-name="P3"><text:s text:c="5"/>3 <text:s text:c="3"/>11 <text:s text:c="4"/>1 <text:s text:c="4"/>8 <text:s text:c="4"/>3 <text:s text:c="4"/>2 <text:s text:c="4"/>2 <text:s text:c="4"/>3 <text:s text:c="2"/>273 <text:s text:c="4"/>2</text:p>
      <text:p text:style-name="P3"><text:s text:c="5"/>0 <text:s text:c="4"/>7 <text:s text:c="4"/>0 <text:s text:c="4"/>1 <text:s text:c="4"/>8 <text:s text:c="4"/>0 <text:s text:c="4"/>0 <text:s text:c="4"/>6 <text:s text:c="4"/>2 <text:s text:c="2"/>333</text:p>
      <text:p text:style-name="P2"/>
      <text:p text:style-name="P49"><text:span text:style-name="T3">Dim</text:span> = <text:s/>4</text:p>
      <text:p text:style-name="P6"/>
      <table:table table:name="Table5" table:style-name="Table5">
        <table:table-column table:style-name="Table5.A"/>
        <table:table-column table:style-name="Table5.B"/>
        <table:table-column table:style-name="Table5.C"/>
        <table:table-row>
          <table:table-cell table:style-name="Table5.A1" office:value-type="string">
            <text:p text:style-name="P79">Clasificador\Fase</text:p>
          </table:table-cell>
          <table:table-cell table:style-name="Table5.A1" office:value-type="string">
            <text:p text:style-name="P82">Training</text:p>
          </table:table-cell>
          <table:table-cell table:style-name="Table5.C1" office:value-type="string">
            <text:p text:style-name="P82">Test</text:p>
          </table:table-cell>
        </table:table-row>
        <table:table-row>
          <table:table-cell table:style-name="Table5.A2" office:value-type="string">
            <text:p text:style-name="P86">Linear</text:p>
          </table:table-cell>
          <table:table-cell table:style-name="Table5.A2" office:value-type="string">
            <text:p text:style-name="P16">0.181009</text:p>
          </table:table-cell>
          <table:table-cell table:style-name="Table5.C2" office:value-type="string">
            <text:p text:style-name="P16">0.18951</text:p>
          </table:table-cell>
        </table:table-row>
        <table:table-row>
          <table:table-cell table:style-name="Table5.A2" office:value-type="string">
            <text:p text:style-name="P86">KNN</text:p>
          </table:table-cell>
          <table:table-cell table:style-name="Table5.A2" office:value-type="string">
            <text:p text:style-name="P16">0.0870425</text:p>
          </table:table-cell>
          <table:table-cell table:style-name="Table5.C2" office:value-type="string">
            <text:p text:style-name="P16">0.114547</text:p>
          </table:table-cell>
        </table:table-row>
      </table:table>
      <text:p text:style-name="P6"/>
      <text:p text:style-name="P3">CM_Linear_test =</text:p>
      <text:p text:style-name="P3"/>
      <text:p text:style-name="P3"><text:s text:c="3"/>580 <text:s text:c="3"/>31 <text:s text:c="4"/>1 <text:s text:c="4"/>2 <text:s text:c="4"/>4 <text:s text:c="4"/>1 <text:s text:c="4"/>7 <text:s text:c="4"/>0 <text:s text:c="3"/>49 <text:s text:c="4"/>0</text:p>
      <text:p text:style-name="P3"><text:s text:c="5"/>0 <text:s text:c="2"/>520 <text:s text:c="4"/>0 <text:s text:c="4"/>0 <text:s text:c="4"/>4 <text:s text:c="4"/>2 <text:s text:c="4"/>2 <text:s text:c="4"/>0 <text:s text:c="3"/>22 <text:s text:c="4"/>2</text:p>
      <text:p text:style-name="P3"><text:s text:c="5"/>9 <text:s text:c="3"/>44 <text:s text:c="2"/>305 <text:s text:c="4"/>9 <text:s text:c="3"/>14 <text:s text:c="4"/>2 <text:s text:c="4"/>2 <text:s text:c="4"/>2 <text:s text:c="3"/>17 <text:s text:c="4"/>0</text:p>
      <text:p text:style-name="P3"><text:s text:c="5"/>0 <text:s text:c="3"/>35 <text:s text:c="4"/>5 <text:s text:c="2"/>272 <text:s text:c="4"/>1 <text:s text:c="3"/>19 <text:s text:c="4"/>1 <text:s text:c="4"/>8 <text:s text:c="4"/>5 <text:s text:c="3"/>12</text:p>
      <text:p text:style-name="P3"><text:s text:c="5"/>1 <text:s text:c="3"/>57 <text:s text:c="4"/>1 <text:s text:c="4"/>0 <text:s text:c="2"/>261 <text:s text:c="4"/>0 <text:s text:c="4"/>3 <text:s text:c="4"/>0 <text:s text:c="4"/>4 <text:s text:c="3"/>43</text:p>
      <text:p text:style-name="P3"><text:s text:c="5"/>6 <text:s text:c="3"/>17 <text:s text:c="4"/>0 <text:s text:c="3"/>41 <text:s text:c="4"/>5 <text:s text:c="2"/>226 <text:s text:c="4"/>6 <text:s text:c="4"/>0 <text:s text:c="4"/>7 <text:s text:c="4"/>3</text:p>
      <text:p text:style-name="P3"><text:s text:c="5"/>4 <text:s text:c="3"/>15 <text:s text:c="4"/>1 <text:s text:c="4"/>0 <text:s text:c="4"/>2 <text:s text:c="4"/>2 <text:s text:c="2"/>336 <text:s text:c="4"/>0 <text:s text:c="4"/>3 <text:s text:c="4"/>0</text:p>
      <text:p text:style-name="P3"><text:s text:c="5"/>0 <text:s text:c="3"/>14 <text:s text:c="4"/>0 <text:s text:c="4"/>0 <text:s text:c="4"/>3 <text:s text:c="4"/>0 <text:s text:c="4"/>0 <text:s text:c="2"/>271 <text:s text:c="4"/>2 <text:s text:c="3"/>54</text:p>
      <text:p text:style-name="P3"><text:s text:c="5"/>8 <text:s text:c="3"/>76 <text:s text:c="4"/>6 <text:s text:c="4"/>8 <text:s text:c="4"/>3 <text:s text:c="4"/>5 <text:s text:c="4"/>2 <text:s text:c="4"/>1 <text:s text:c="2"/>194 <text:s text:c="4"/>5</text:p>
      <text:p text:style-name="P3"><text:s text:c="5"/>0 <text:s text:c="3"/>20 <text:s text:c="4"/>0 <text:s text:c="4"/>0 <text:s text:c="3"/>15 <text:s text:c="4"/>0 <text:s text:c="4"/>0 <text:s text:c="3"/>10 <text:s text:c="4"/>1 <text:s text:c="2"/>311</text:p>
      <text:p text:style-name="P3"/>
      <text:p text:style-name="P3">CM_knn_test =</text:p>
      <text:p text:style-name="P3"/>
      <text:p text:style-name="P3"><text:s text:c="3"/>649 <text:s text:c="3"/>14 <text:s text:c="4"/>2 <text:s text:c="4"/>2 <text:s text:c="4"/>1 <text:s text:c="4"/>0 <text:s text:c="4"/>1 <text:s text:c="4"/>0 <text:s text:c="4"/>6 <text:s text:c="4"/>0</text:p>
      <text:p text:style-name="P3"><text:s text:c="5"/>0 <text:s text:c="2"/>541 <text:s text:c="4"/>0 <text:s text:c="4"/>1 <text:s text:c="4"/>2 <text:s text:c="4"/>1 <text:s text:c="4"/>3 <text:s text:c="4"/>2 <text:s text:c="4"/>2 <text:s text:c="4"/>0</text:p>
      <text:p text:style-name="P3"><text:s text:c="5"/>9 <text:s text:c="3"/>12 <text:s text:c="2"/>362 <text:s text:c="4"/>9 <text:s text:c="4"/>2 <text:s text:c="4"/>1 <text:s text:c="4"/>0 <text:s text:c="4"/>1 <text:s text:c="4"/>7 <text:s text:c="4"/>1</text:p>
      <text:p text:style-name="P3"><text:s text:c="5"/>6 <text:s text:c="4"/>7 <text:s text:c="3"/>11 <text:s text:c="2"/>298 <text:s text:c="4"/>0 <text:s text:c="3"/>15 <text:s text:c="4"/>0 <text:s text:c="4"/>6 <text:s text:c="4"/>9 <text:s text:c="4"/>6</text:p>
      <text:p text:style-name="P3"><text:s text:c="5"/>2 <text:s text:c="3"/>21 <text:s text:c="4"/>5 <text:s text:c="4"/>0 <text:s text:c="2"/>299 <text:s text:c="4"/>0 <text:s text:c="4"/>2 <text:s text:c="4"/>0 <text:s text:c="4"/>2 <text:s text:c="3"/>39</text:p>
      <text:p text:style-name="P3"><text:s text:c="4"/>17 <text:s text:c="4"/>7 <text:s text:c="4"/>0 <text:s text:c="3"/>26 <text:s text:c="4"/>4 <text:s text:c="2"/>242 <text:s text:c="4"/>8 <text:s text:c="4"/>1 <text:s text:c="4"/>5 <text:s text:c="4"/>1</text:p>
      <text:p text:style-name="P3"><text:s text:c="5"/>6 <text:s text:c="4"/>5 <text:s text:c="4"/>1 <text:s text:c="4"/>0 <text:s text:c="4"/>4 <text:s text:c="4"/>2 <text:s text:c="2"/>344 <text:s text:c="4"/>0 <text:s text:c="4"/>1 <text:s text:c="4"/>0</text:p>
      <text:p text:style-name="P3"><text:s text:c="5"/>0 <text:s text:c="4"/>6 <text:s text:c="4"/>2 <text:s text:c="4"/>0 <text:s text:c="4"/>3 <text:s text:c="4"/>0 <text:s text:c="4"/>0 <text:s text:c="2"/>310 <text:s text:c="4"/>2 <text:s text:c="3"/>21</text:p>
      <text:p text:style-name="P3"><text:s text:c="4"/>20 <text:s text:c="3"/>64 <text:s text:c="4"/>1 <text:s text:c="4"/>9 <text:s text:c="4"/>2 <text:s text:c="4"/>4 <text:s text:c="4"/>2 <text:s text:c="4"/>0 <text:s text:c="2"/>205 <text:s text:c="4"/>1</text:p>
      <text:p text:style-name="P3"><text:s text:c="5"/>1 <text:s text:c="4"/>5 <text:s text:c="4"/>0 <text:s text:c="4"/>0 <text:s text:c="4"/>8 <text:s text:c="4"/>0 <text:s text:c="4"/>0 <text:s text:c="4"/>9 <text:s text:c="4"/>5 <text:s text:c="2"/>329</text:p>
      <text:p text:style-name="P2"/>
      <text:p text:style-name="P49"><text:span text:style-name="T3">Dim</text:span> = <text:s/>2</text:p>
      <text:p text:style-name="P6"/>
      <table:table table:name="Table6" table:style-name="Table6">
        <table:table-column table:style-name="Table6.A"/>
        <table:table-column table:style-name="Table6.B"/>
        <table:table-column table:style-name="Table6.C"/>
        <table:table-row>
          <table:table-cell table:style-name="Table6.A1" office:value-type="string">
            <text:p text:style-name="P79">Clasificador\Fase</text:p>
          </table:table-cell>
          <table:table-cell table:style-name="Table6.A1" office:value-type="string">
            <text:p text:style-name="P82">Training</text:p>
          </table:table-cell>
          <table:table-cell table:style-name="Table6.C1" office:value-type="string">
            <text:p text:style-name="P82">Test</text:p>
          </table:table-cell>
        </table:table-row>
        <table:table-row>
          <table:table-cell table:style-name="Table6.A2" office:value-type="string">
            <text:p text:style-name="P86">Linear</text:p>
          </table:table-cell>
          <table:table-cell table:style-name="Table6.A2" office:value-type="string">
            <text:p text:style-name="P16">0.347676</text:p>
          </table:table-cell>
          <table:table-cell table:style-name="Table6.C2" office:value-type="string">
            <text:p text:style-name="P16">0.33523</text:p>
          </table:table-cell>
        </table:table-row>
        <table:table-row>
          <table:table-cell table:style-name="Table6.A2" office:value-type="string">
            <text:p text:style-name="P86">KNN</text:p>
          </table:table-cell>
          <table:table-cell table:style-name="Table6.A2" office:value-type="string">
            <text:p text:style-name="P16">0.256182</text:p>
          </table:table-cell>
          <table:table-cell table:style-name="Table6.C2" office:value-type="string">
            <text:p text:style-name="P16">0.304057</text:p>
          </table:table-cell>
        </table:table-row>
      </table:table>
      <text:p text:style-name="P6"/>
      <text:p text:style-name="P3">CM_Linear_test =</text:p>
      <text:p text:style-name="P3"/>
      <text:p text:style-name="P3"><text:s text:c="3"/>544 <text:s text:c="3"/>50 <text:s text:c="3"/>16 <text:s text:c="3"/>18 <text:s text:c="4"/>9 <text:s text:c="4"/>3 <text:s text:c="4"/>4 <text:s text:c="4"/>2 <text:s text:c="3"/>29 <text:s text:c="4"/>0</text:p>
      <text:p text:style-name="P3"><text:s text:c="5"/>6 <text:s text:c="2"/>527 <text:s text:c="4"/>5 <text:s text:c="4"/>2 <text:s text:c="4"/>3 <text:s text:c="4"/>0 <text:s text:c="4"/>2 <text:s text:c="4"/>1 <text:s text:c="4"/>6 <text:s text:c="4"/>0</text:p>
      <text:p text:style-name="P3"><text:s text:c="4"/>36 <text:s text:c="3"/>46 <text:s text:c="2"/>255 <text:s text:c="4"/>8 <text:s text:c="4"/>9 <text:s text:c="4"/>2 <text:s text:c="3"/>40 <text:s text:c="4"/>0 <text:s text:c="4"/>8 <text:s text:c="4"/>0</text:p>
      <text:p text:style-name="P3"><text:s text:c="4"/>23 <text:s text:c="3"/>24 <text:s text:c="4"/>4 <text:s text:c="2"/>193 <text:s text:c="3"/>51 <text:s text:c="3"/>13 <text:s text:c="4"/>0 <text:s text:c="3"/>26 <text:s text:c="4"/>5 <text:s text:c="3"/>19</text:p>
      <text:p text:style-name="P3"><text:s text:c="5"/>8 <text:s text:c="3"/>74 <text:s text:c="3"/>20 <text:s text:c="3"/>33 <text:s text:c="3"/>93 <text:s text:c="3"/>51 <text:s text:c="4"/>6 <text:s text:c="4"/>9 <text:s text:c="3"/>12 <text:s text:c="3"/>64</text:p>
      <text:p text:style-name="P3"><text:s text:c="4"/>34 <text:s text:c="3"/>14 <text:s text:c="4"/>3 <text:s text:c="3"/>51 <text:s text:c="3"/>26 <text:s text:c="2"/>162 <text:s text:c="4"/>6 <text:s text:c="4"/>0 <text:s text:c="4"/>5 <text:s text:c="3"/>10</text:p>
      <text:p text:style-name="P3"><text:s text:c="5"/>6 <text:s text:c="3"/>23 <text:s text:c="3"/>38 <text:s text:c="4"/>1 <text:s text:c="4"/>0 <text:s text:c="4"/>1 <text:s text:c="2"/>294 <text:s text:c="4"/>0 <text:s text:c="4"/>0 <text:s text:c="4"/>0</text:p>
      <text:p text:style-name="P3"><text:s text:c="5"/>1 <text:s text:c="3"/>28 <text:s text:c="4"/>0 <text:s text:c="4"/>3 <text:s text:c="4"/>4 <text:s text:c="4"/>0 <text:s text:c="4"/>0 <text:s text:c="2"/>241 <text:s text:c="4"/>4 <text:s text:c="3"/>63</text:p>
      <text:p text:style-name="P3"><text:s text:c="4"/>55 <text:s text:c="3"/>79 <text:s text:c="3"/>14 <text:s text:c="3"/>15 <text:s text:c="3"/>28 <text:s text:c="4"/>4 <text:s text:c="4"/>0 <text:s text:c="4"/>3 <text:s text:c="2"/>107 <text:s text:c="4"/>3</text:p>
      <text:p text:style-name="P3"><text:s text:c="5"/>1 <text:s text:c="3"/>15 <text:s text:c="4"/>0 <text:s text:c="3"/>12 <text:s text:c="3"/>15 <text:s text:c="4"/>2 <text:s text:c="4"/>0 <text:s text:c="3"/>32 <text:s text:c="4"/>9 <text:s text:c="2"/>271</text:p>
      <text:p text:style-name="P3"/>
      <text:p text:style-name="P3">CM_knn_test =</text:p>
      <text:p text:style-name="P3"/>
      <text:p text:style-name="P3"><text:s text:c="3"/>580 <text:s text:c="3"/>24 <text:s text:c="3"/>13 <text:s text:c="3"/>13 <text:s text:c="4"/>2 <text:s text:c="4"/>2 <text:s text:c="4"/>3 <text:s text:c="4"/>0 <text:s text:c="3"/>38 <text:s text:c="4"/>0</text:p>
      <text:p text:style-name="P3"><text:s text:c="4"/>17 <text:s text:c="2"/>511 <text:s text:c="4"/>8 <text:s text:c="4"/>2 <text:s text:c="4"/>1 <text:s text:c="4"/>0 <text:s text:c="4"/>0 <text:s text:c="4"/>2 <text:s text:c="3"/>11 <text:s text:c="4"/>0</text:p>
      <text:p text:style-name="P3"><text:s text:c="4"/>51 <text:s text:c="3"/>21 <text:s text:c="2"/>265 <text:s text:c="4"/>4 <text:s text:c="3"/>14 <text:s text:c="4"/>2 <text:s text:c="3"/>33 <text:s text:c="4"/>0 <text:s text:c="3"/>14 <text:s text:c="4"/>0</text:p>
      <text:p text:style-name="P3"><text:s text:c="4"/>36 <text:s text:c="3"/>11 <text:s text:c="4"/>3 <text:s text:c="2"/>226 <text:s text:c="3"/>24 <text:s text:c="3"/>13 <text:s text:c="4"/>0 <text:s text:c="3"/>14 <text:s text:c="3"/>17 <text:s text:c="3"/>14</text:p>
      <text:p text:style-name="P3"><text:s text:c="4"/>15 <text:s text:c="3"/>38 <text:s text:c="3"/>25 <text:s text:c="3"/>53 <text:s text:c="2"/>113 <text:s text:c="3"/>33 <text:s text:c="4"/>6 <text:s text:c="3"/>19 <text:s text:c="3"/>14 <text:s text:c="3"/>54</text:p>
      <text:p text:style-name="P3"><text:s text:c="4"/>41 <text:s text:c="4"/>8 <text:s text:c="4"/>7 <text:s text:c="3"/>37 <text:s text:c="3"/>38 <text:s text:c="2"/>157 <text:s text:c="4"/>4 <text:s text:c="4"/>0 <text:s text:c="3"/>13 <text:s text:c="4"/>6</text:p>
      <text:p text:style-name="P3"><text:s text:c="4"/>11 <text:s text:c="4"/>0 <text:s text:c="3"/>31 <text:s text:c="4"/>0 <text:s text:c="4"/>3 <text:s text:c="4"/>1 <text:s text:c="2"/>317 <text:s text:c="4"/>0 <text:s text:c="4"/>0 <text:s text:c="4"/>0</text:p>
      <text:p text:style-name="P3"><text:s text:c="5"/>2 <text:s text:c="4"/>7 <text:s text:c="4"/>0 <text:s text:c="3"/>13 <text:s text:c="4"/>8 <text:s text:c="4"/>0 <text:s text:c="4"/>0 <text:s text:c="2"/>245 <text:s text:c="4"/>1 <text:s text:c="3"/>68</text:p>
      <text:p text:style-name="P3"><text:s text:c="4"/>74 <text:s text:c="3"/>58 <text:s text:c="4"/>8 <text:s text:c="3"/>25 <text:s text:c="4"/>8 <text:s text:c="4"/>4 <text:s text:c="4"/>1 <text:s text:c="4"/>0 <text:s text:c="2"/>125 <text:s text:c="4"/>5</text:p>
      <text:p text:style-name="P3"><text:s text:c="5"/>1 <text:s text:c="4"/>1 <text:s text:c="4"/>0 <text:s text:c="3"/>20 <text:s text:c="3"/>14 <text:s text:c="4"/>2 <text:s text:c="4"/>0 <text:s text:c="3"/>33 <text:s text:c="3"/>12<text:span text:style-name="T3"> <text:s/></text:span><text:s/>274</text:p>
      <text:p text:style-name="P3"/>
      <text:p text:style-name="P58">La transformación DCT con 4x4 pixeles es la más eficiente. Su error para la base de datos de test es 0.0809005 . Otras Combinaciones tambén resultan en error en test inferior al 10% como són DCT dimensión 8 y Hadamard dimensión 8 pero són menos eficientes computacionalmente.</text:p>
      <text:p text:style-name="P56">5.</text:p>
      <text:p text:style-name="P32">Para k=1, el sistema está <text:span text:style-name="T24">sobre-entrenado</text:span>, ya que asigna la clase del vector más cercano. Como se está trabajando con los datos de training, las clases ya son sabidas.</text:p>
      <text:p text:style-name="P64"/>
      <text:p text:style-name="P3">En training, los vectores que entran al sistema son los de training, por tanto, con k=1, el vecino más cercano a cada vector es él mismo, por tanto, la clase asignada siempre es la del vector mismo.</text:p>
      <text:p text:style-name="P3"/>
      <text:p text:style-name="P8">El código usado para este apartado es el siguiente:</text:p>
      <text:p text:style-name="P3"/>
      <text:p text:style-name="P39">knn_script.m</text:p>
      <text:p text:style-name="P34"/>
      <text:p text:style-name="P42">%% Compute KNN for k=1:10</text:p>
      <text:p text:style-name="P29">errors = zeros(10,2,10);</text:p>
      <text:p text:style-name="P29"/>
      <text:p text:style-name="P37"><text:span text:style-name="T9">for</text:span><text:span text:style-name="T5"> i=1:10</text:span></text:p>
      <text:p text:style-name="P29"><text:s text:c="4"/>[errors(:,:,i)] = compute_knn(1,4);</text:p>
      <text:p text:style-name="P46">end</text:p>
      <text:p text:style-name="P46"><text:s/></text:p>
      <text:p text:style-name="P29">mean_errors = mean(errors, 3);</text:p>
      <text:p text:style-name="P29"><text:s/></text:p>
      <text:p text:style-name="P43">%% Plot results</text:p>
      <text:p text:style-name="P30">plot(1:10, mean_errors(:,1), 1:10, mean_errors(:,2))</text:p>
      <text:p text:style-name="P38"><text:span text:style-name="T5">hold </text:span><text:span text:style-name="T11">on</text:span></text:p>
      <text:p text:style-name="P37"><text:span text:style-name="T5">grid </text:span><text:span text:style-name="T11">on</text:span></text:p>
      <text:p text:style-name="P37"><text:span text:style-name="T5">legend(</text:span><text:span text:style-name="T11">'Train Error'</text:span><text:span text:style-name="T5">, </text:span><text:span text:style-name="T11">'Test Error'</text:span><text:span text:style-name="T5">, </text:span><text:span text:style-name="T11">'Location'</text:span><text:span text:style-name="T5">, </text:span><text:span text:style-name="T11">'best'</text:span><text:span text:style-name="T5">);</text:span></text:p>
      <text:p text:style-name="P37"><text:span text:style-name="T5">hold </text:span><text:span text:style-name="T11">off</text:span></text:p>
      <text:p text:style-name="P35"/>
      <text:p text:style-name="P40">compute_knn.<text:span text:style-name="T25">m</text:span></text:p>
      <text:p text:style-name="P36"/>
      <text:p text:style-name="P42">%% Create a knn classifier:</text:p>
      <text:p text:style-name="P29">aux_errors = zeros(10,2);</text:p>
      <text:p text:style-name="P37"><text:span text:style-name="T9">for</text:span><text:span text:style-name="T5"> K_neig=1:10</text:span></text:p>
      <text:p text:style-name="P37"><text:span text:style-name="T5"><text:s text:c="4"/>knnclass = fitcknn(X_train,Labels_train,</text:span><text:span text:style-name="T11">'NumNeighbors'</text:span><text:span text:style-name="T5">,K_neig);</text:span></text:p>
      <text:p text:style-name="P29"><text:s text:c="4"/>knn_out = predict(knnclass,X_train);</text:p>
      <text:p text:style-name="P29"><text:s text:c="4"/>aux_errors(K_neig,1)=sum(Labels_train ~= knn_out)/length(Labels_train);</text:p>
      <text:p text:style-name="P43">% <text:s text:c="4"/>fprintf(1,' error knn train = %g <text:s text:c="2"/>\n', aux_errors(K_neig,1))</text:p>
      <text:p text:style-name="P29"><text:s text:c="4"/>knn_out = predict(knnclass,X_test);</text:p>
      <text:p text:style-name="P29"><text:s text:c="4"/>aux_errors(K_neig,2)=sum(Labels_test ~= knn_out)/length(Labels_test);</text:p>
      <text:p text:style-name="P43">% <text:s text:c="4"/>fprintf(1,' error knn test = %g <text:s text:c="2"/>\n', aux_errors(K_neig,2))</text:p>
      <text:p text:style-name="P37"><text:span text:style-name="T5"><text:s text:c="4"/></text:span><text:span text:style-name="T31">% Test confusion matrix</text:span></text:p>
      <text:p text:style-name="P37"><text:span text:style-name="T5"><text:s text:c="4"/></text:span><text:span text:style-name="T9">if</text:span><text:span text:style-name="T5"> i_CM==1</text:span></text:p>
      <text:p text:style-name="P29"><text:s text:c="8"/>CM_knn_test=confusionmat(Labels_test,knn_out);</text:p>
      <text:p text:style-name="P37"><text:span text:style-name="T5"><text:s text:c="4"/></text:span><text:span text:style-name="T9">end</text:span></text:p>
      <text:p text:style-name="P43">% <text:s text:c="4"/>aux_errors(i,1), aux_errors(i,2)</text:p>
      <text:p text:style-name="P29"><text:s text:c="4"/></text:p>
      <text:p text:style-name="P43">% <text:s text:c="4"/>[knn_Pe] = mean(aux_errors, 1);</text:p>
      <text:p text:style-name="P46">end</text:p>
      <text:p text:style-name="P46"><text:s/></text:p>
      <text:p text:style-name="P37"><text:span text:style-name="T5">knn_Pe = aux_errors; </text:span><text:span text:style-name="T31">% Matrix to be returned</text:span></text:p>
      <text:p text:style-name="P7"><text:soft-page-break/><draw:frame draw:style-name="fr1" draw:name="Frame1" text:anchor-type="as-char" svg:width="5.9016in" draw:z-index="4"><draw:text-box fo:min-height="4.4264in"><text:p text:style-name="Figura"><draw:frame draw:style-name="fr5" draw:name="Imagen 5" text:anchor-type="as-char" svg:width="5.9016in" style:rel-width="100%" svg:height="4.4264in" style:rel-height="scale" draw:z-index="5"><draw:image xlink:href="Pictures/20000002000001A50000013CCD2B3253EECCDDAE.eps" xlink:type="simple" xlink:show="embed" xlink:actuate="onLoad"/></draw:frame><text:line-break/>Figura <text:sequence text:ref-name="refFigura0" text:name="Figura" text:formula="ooow:Figura+1" style:num-format="1">1</text:sequence>. Errores medios de test y training para k=1:10</text:p></draw:text-box></draw:frame></text:p>
      <text:p text:style-name="P26"/>
      <text:p text:style-name="P94"/>
      <text:p text:style-name="P53">2.3.2. <text:span text:style-name="T25">Método de Parzen</text:span></text:p>
      <text:p text:style-name="P65">A continuación se muestra la tabla de errores con el método Parzen:</text:p>
      <table:table table:name="Table7" table:style-name="Table7">
        <table:table-column table:style-name="Table7.A" table:number-columns-repeated="5"/>
        <table:table-row>
          <table:table-cell table:style-name="Table7.A1" office:value-type="string">
            <text:p text:style-name="P87">Fase \ h</text:p>
          </table:table-cell>
          <table:table-cell table:style-name="Table7.A1" office:value-type="string">
            <text:p text:style-name="P87">1</text:p>
          </table:table-cell>
          <table:table-cell table:style-name="Table7.A1" office:value-type="string">
            <text:p text:style-name="P87">10</text:p>
          </table:table-cell>
          <table:table-cell table:style-name="Table7.A1" office:value-type="string">
            <text:p text:style-name="P87">20</text:p>
          </table:table-cell>
          <table:table-cell table:style-name="Table7.E1" office:value-type="string">
            <text:p text:style-name="P87">100</text:p>
          </table:table-cell>
        </table:table-row>
        <table:table-row>
          <table:table-cell table:style-name="Table7.A2" office:value-type="string">
            <text:p text:style-name="P83">Training</text:p>
          </table:table-cell>
          <table:table-cell table:style-name="Table7.A2" office:value-type="string">
            <text:p text:style-name="P88">0</text:p>
          </table:table-cell>
          <table:table-cell table:style-name="Table7.A2" office:value-type="string">
            <text:p text:style-name="P88">0.0032</text:p>
          </table:table-cell>
          <table:table-cell table:style-name="Table7.A2" office:value-type="string">
            <text:p text:style-name="P88">0.0462</text:p>
          </table:table-cell>
          <table:table-cell table:style-name="Table7.E2" office:value-type="string">
            <text:p text:style-name="P88">0.5406</text:p>
          </table:table-cell>
        </table:table-row>
        <table:table-row>
          <table:table-cell table:style-name="Table7.A2" office:value-type="string">
            <text:p text:style-name="P83">Test</text:p>
          </table:table-cell>
          <table:table-cell table:style-name="Table7.A2" office:value-type="string">
            <text:p text:style-name="P88">0.4805</text:p>
          </table:table-cell>
          <table:table-cell table:style-name="Table7.A2" office:value-type="string">
            <text:p text:style-name="P88">0.0727</text:p>
          </table:table-cell>
          <table:table-cell table:style-name="Table7.A2" office:value-type="string">
            <text:p text:style-name="P88">0.0943</text:p>
          </table:table-cell>
          <table:table-cell table:style-name="Table7.E2" office:value-type="string">
            <text:p text:style-name="P88">0.5532</text:p>
          </table:table-cell>
        </table:table-row>
      </table:table>
      <text:p text:style-name="P25"/>
      <text:p text:style-name="Text_20_body">Habiendo <text:span text:style-name="T33">realizado la simulación con el valor de h entre 10 y 20, inclusive, repitiendo 5 veces cada simulación y promediando las probabilidades de error, el gráfico es el siguiente:</text:span></text:p>
      <text:p text:style-name="P73"><draw:frame draw:style-name="fr6" draw:name="Image1" text:anchor-type="paragraph" svg:width="5.8472in" svg:height="4.389in" draw:z-index="3"><draw:image xlink:href="Pictures/20000002000001A50000013CB3ABB7B21E83B6F7.eps" xlink:type="simple" xlink:show="embed" xlink:actuate="onLoad"/></draw:frame></text:p>
      <text:p text:style-name="P57">El código usado es:</text:p>
      <text:p text:style-name="P74">avg_parzen.m</text:p>
      <text:p text:style-name="P44">%% Compute Parzen error probabilities 5 times and average</text:p>
      <text:p text:style-name="P29">errors = zeros(11,2,5);</text:p>
      <text:p text:style-name="P29"><text:s/></text:p>
      <text:p text:style-name="P37"><text:span text:style-name="T9">parfor</text:span><text:span text:style-name="T5"> i=1:5</text:span></text:p>
      <text:p text:style-name="P29"><text:s text:c="4"/>i</text:p>
      <text:p text:style-name="P29"><text:s text:c="4"/></text:p>
      <text:p text:style-name="P29"><text:s text:c="4"/>[errors(:,:,i)] = prac4_zip_parzen;</text:p>
      <text:p text:style-name="P46">end</text:p>
      <text:p text:style-name="P46"><text:s/></text:p>
      <text:p text:style-name="P29">mean_errors = mean(errors, 3);</text:p>
      <text:p text:style-name="P29"><text:s/></text:p>
      <text:p text:style-name="P43">%% Plot results</text:p>
      <text:p text:style-name="P37"><text:span text:style-name="T5">plot(10:20, mean_errors(:,1), 10:20, mean_errors(:,2)), hold </text:span><text:span text:style-name="T11">on</text:span></text:p>
      <text:p text:style-name="P37"><text:span text:style-name="T5">grid </text:span><text:span text:style-name="T11">on</text:span></text:p>
      <text:p text:style-name="P37"><text:span text:style-name="T5">legend(</text:span><text:span text:style-name="T11">'Train Error'</text:span><text:span text:style-name="T5">, </text:span><text:span text:style-name="T11">'Test Error'</text:span><text:span text:style-name="T5">, </text:span><text:span text:style-name="T11">'Location'</text:span><text:span text:style-name="T5">, </text:span><text:span text:style-name="T11">'best'</text:span><text:span text:style-name="T5">);</text:span></text:p>
      <text:p text:style-name="P29"><text:s/></text:p>
      <text:p text:style-name="P37"><text:span text:style-name="T5">hold </text:span><text:span text:style-name="T11">off</text:span></text:p>
      <text:p text:style-name="P47"><text:s/></text:p>
      <text:p text:style-name="P37"><text:span text:style-name="T5">sav</text:span><text:span text:style-name="T8">e</text:span><text:span text:style-name="T5">(</text:span><text:span text:style-name="T11">'parzen_10_20_5reps_data.mat'</text:span><text:span text:style-name="T5">, </text:span><text:span text:style-name="T11">'errors'</text:span><text:span text:style-name="T5">)</text:span></text:p>
      <text:p text:style-name="P99"/>
      <text:p text:style-name="P103">prac4_zip_parzen.m</text:p>
      <text:p text:style-name="P44">%% Create a Parzen classifier</text:p>
      <text:p text:style-name="P43">% h = [1, 10, 20, 100];</text:p>
      <text:p text:style-name="P29">h = 10:20;</text:p>
      <text:p text:style-name="P29"><text:s/></text:p>
      <text:p text:style-name="P29">Predict_train = zeros(length(X_train), length(h));</text:p>
      <text:p text:style-name="P29">Predict_test = zeros(length(X_test), length(h));</text:p>
      <text:p text:style-name="P37"><text:span text:style-name="T9">for</text:span><text:span text:style-name="T5"> i = 1:length(h)</text:span></text:p>
      <text:p text:style-name="P29"><text:s text:c="4"/>Predict_train(:, i) = predict_parzen(X_train,Labels_train,N_classes,h(i),X_train);</text:p>
      <text:p text:style-name="P29"><text:s text:c="4"/>Predict_test(:, i) = predict_parzen(X_train,Labels_train,N_classes,h(i),X_test);</text:p>
      <text:p text:style-name="P46">end</text:p>
      <text:p text:style-name="P46"><text:s/></text:p>
      <text:p text:style-name="P43">%% Replicate Labels</text:p>
      <text:p text:style-name="P29">Labels_test = repmat(Labels_test, 1, length(h));</text:p>
      <text:p text:style-name="P29">Labels_train = repmat(Labels_train, 1, length(h));</text:p>
      <text:p text:style-name="P29"><text:s/></text:p>
      <text:p text:style-name="P43">%% Compute error probability</text:p>
      <text:p text:style-name="P43">% Transpose to get a column array</text:p>
      <text:p text:style-name="P29">Train_prob = (1 - (sum(Labels_train==Predict_train)/length(Labels_train)));</text:p>
      <text:p text:style-name="P29">Test_prob = (1 - (sum(Labels_test==Predict_test)/length(Labels_test)));</text:p>
      <text:p text:style-name="P29"><text:s/></text:p>
      <text:p text:style-name="P37"><text:span text:style-name="T5">Iteration_prob = [Train_prob', Test_prob']; </text:span><text:span text:style-name="T31">% Matrix to be returned</text:span></text:p>
      <text:p text:style-name="P54">3.2. <text:span text:style-name="T26">MicroArray</text:span></text:p>
      <text:p text:style-name="P66">A continuación se presenta la tabla de probabilidades de error para k=1:4.</text:p>
      <table:table table:name="Table8" table:style-name="Table8">
        <table:table-column table:style-name="Table8.A" table:number-columns-repeated="5"/>
        <table:table-row>
          <table:table-cell table:style-name="Table8.A1" office:value-type="string">
            <text:p text:style-name="P75">Fase \ k</text:p>
          </table:table-cell>
          <table:table-cell table:style-name="Table8.A1" office:value-type="string">
            <text:p text:style-name="P75">1</text:p>
          </table:table-cell>
          <table:table-cell table:style-name="Table8.A1" office:value-type="string">
            <text:p text:style-name="P75">2</text:p>
          </table:table-cell>
          <table:table-cell table:style-name="Table8.A1" office:value-type="string">
            <text:p text:style-name="P75">3</text:p>
          </table:table-cell>
          <table:table-cell table:style-name="Table8.E1" office:value-type="string">
            <text:p text:style-name="P75">4</text:p>
          </table:table-cell>
        </table:table-row>
        <table:table-row>
          <table:table-cell table:style-name="Table8.A2" office:value-type="string">
            <text:p text:style-name="P75">Training</text:p>
          </table:table-cell>
          <table:table-cell table:style-name="Table8.A2" office:value-type="string">
            <text:p text:style-name="P75">0</text:p>
          </table:table-cell>
          <table:table-cell table:style-name="Table8.A2" office:value-type="string">
            <text:p text:style-name="P75">0.125</text:p>
          </table:table-cell>
          <table:table-cell table:style-name="Table8.A2" office:value-type="string">
            <text:p text:style-name="P76">0.208333</text:p>
          </table:table-cell>
          <table:table-cell table:style-name="Table8.E2" office:value-type="string">
            <text:p text:style-name="P60">0.291667</text:p>
          </table:table-cell>
        </table:table-row>
        <table:table-row>
          <table:table-cell table:style-name="Table8.A2" office:value-type="string">
            <text:p text:style-name="P75">Test</text:p>
          </table:table-cell>
          <table:table-cell table:style-name="Table8.A2" office:value-type="string">
            <text:p text:style-name="P75">0.36</text:p>
          </table:table-cell>
          <table:table-cell table:style-name="Table8.A2" office:value-type="string">
            <text:p text:style-name="P75">0.28</text:p>
          </table:table-cell>
          <table:table-cell table:style-name="Table8.A2" office:value-type="string">
            <text:p text:style-name="P76">0.56</text:p>
          </table:table-cell>
          <table:table-cell table:style-name="Table8.E2" office:value-type="string">
            <text:p text:style-name="P76">0.44</text:p>
          </table:table-cell>
        </table:table-row>
      </table:table>
      <text:p text:style-name="P19"><text:s/></text:p>
      <text:p text:style-name="P23"><text:span text:style-name="T1">Como hemos justificado con anterioridad en training cuando utilizamos k=1 al compararse consigo mismo el error de clasificación nos da 0. Las clases seleccionadas para trabajar han sido </text:span><text:span text:style-name="T2">la</text:span><text:span text:style-name="T1"> </text:span><text:span text:style-name="T6">1, 2, 3, 4, 6, 7, 9 y 12. Analizando estas clases los mejores resultados se producen para k=2 donde el error de test es 0.28. Las clases que producen más error de clasificación para k=2 son la clase 3 y clase 4</text:span></text:p>
      <text:p text:style-name="P27"/>
      <text:p text:style-name="P17">Las matrices de confusión para los cuatro valores de k son las siguientes:</text:p>
      <text:p text:style-name="P18"/>
      <text:p text:style-name="P22">k = 1</text:p>
      <text:p text:style-name="P19">CM_knn_train =</text:p>
      <text:p text:style-name="P19"/>
      <text:p text:style-name="P19"><text:s text:c="5"/>2 <text:s text:c="4"/>0 <text:s text:c="4"/>0 <text:s text:c="4"/>0 <text:s text:c="4"/>0 <text:s text:c="4"/>0 <text:s text:c="4"/>0 <text:s text:c="4"/>0</text:p>
      <text:p text:style-name="P19"><text:s text:c="5"/>0 <text:s text:c="4"/>4 <text:s text:c="4"/>0 <text:s text:c="4"/>0 <text:s text:c="4"/>0 <text:s text:c="4"/>0 <text:s text:c="4"/>0 <text:s text:c="4"/>0</text:p>
      <text:p text:style-name="P19"><text:s text:c="5"/>0 <text:s text:c="4"/>0 <text:s text:c="4"/>3 <text:s text:c="4"/>0 <text:s text:c="4"/>0 <text:s text:c="4"/>0 <text:s text:c="4"/>0 <text:s text:c="4"/>0</text:p>
      <text:p text:style-name="P19"><text:s text:c="5"/>0 <text:s text:c="4"/>0 <text:s text:c="4"/>0 <text:s text:c="4"/>4 <text:s text:c="4"/>0 <text:s text:c="4"/>0 <text:s text:c="4"/>0 <text:s text:c="4"/>0</text:p>
      <text:p text:style-name="P19"><text:s text:c="5"/>0 <text:s text:c="4"/>0 <text:s text:c="4"/>0 <text:s text:c="4"/>0 <text:s text:c="4"/>2 <text:s text:c="4"/>0 <text:s text:c="4"/>0 <text:s text:c="4"/>0</text:p>
      <text:p text:style-name="P19"><text:s text:c="5"/>0 <text:s text:c="4"/>0 <text:s text:c="4"/>0 <text:s text:c="4"/>0 <text:s text:c="4"/>0 <text:s text:c="4"/>4 <text:s text:c="4"/>0 <text:s text:c="4"/>0</text:p>
      <text:p text:style-name="P19"><text:s text:c="5"/>0 <text:s text:c="4"/>0 <text:s text:c="4"/>0 <text:s text:c="4"/>0 <text:s text:c="4"/>0 <text:s text:c="4"/>0 <text:s text:c="4"/>2 <text:s text:c="4"/>0</text:p>
      <text:p text:style-name="P19"><text:s text:c="5"/>0 <text:s text:c="4"/>0 <text:s text:c="4"/>0 <text:s text:c="4"/>0 <text:s text:c="4"/>0 <text:s text:c="4"/>0 <text:s text:c="4"/>0 <text:s text:c="4"/>3</text:p>
      <text:p text:style-name="P19"/>
      <text:p text:style-name="P19">CM_knn_test =</text:p>
      <text:p text:style-name="P19"/>
      <text:p text:style-name="P19"><text:s text:c="5"/>2 <text:s text:c="4"/>0 <text:s text:c="4"/>0 <text:s text:c="4"/>0 <text:s text:c="4"/>0 <text:s text:c="4"/>0 <text:s text:c="4"/>0 <text:s text:c="4"/>0</text:p>
      <text:p text:style-name="P19"><text:s text:c="5"/>0 <text:s text:c="4"/>3 <text:s text:c="4"/>1 <text:s text:c="4"/>0 <text:s text:c="4"/>0 <text:s text:c="4"/>0 <text:s text:c="4"/>0 <text:s text:c="4"/>0</text:p>
      <text:p text:style-name="P19"><text:s text:c="5"/>0 <text:s text:c="4"/>0 <text:s text:c="4"/>1 <text:s text:c="4"/>0 <text:s text:c="4"/>1 <text:s text:c="4"/>1 <text:s text:c="4"/>0 <text:s text:c="4"/>0</text:p>
      <text:p text:style-name="P19"><text:s text:c="5"/>0 <text:s text:c="4"/>2 <text:s text:c="4"/>0 <text:s text:c="4"/>1 <text:s text:c="4"/>0 <text:s text:c="4"/>1 <text:s text:c="4"/>0 <text:s text:c="4"/>0</text:p>
      <text:p text:style-name="P19"><text:s text:c="5"/>0 <text:s text:c="4"/>1 <text:s text:c="4"/>0 <text:s text:c="4"/>0 <text:s text:c="4"/>2 <text:s text:c="4"/>0 <text:s text:c="4"/>0 <text:s text:c="4"/>0</text:p>
      <text:p text:style-name="P19"><text:s text:c="5"/>0 <text:s text:c="4"/>0 <text:s text:c="4"/>0 <text:s text:c="4"/>0 <text:s text:c="4"/>0 <text:s text:c="4"/>3 <text:s text:c="4"/>0 <text:s text:c="4"/>0</text:p>
      <text:p text:style-name="P19"><text:s text:c="5"/>0 <text:s text:c="4"/>0 <text:s text:c="4"/>0 <text:s text:c="4"/>0 <text:s text:c="4"/>0 <text:s text:c="4"/>0 <text:s text:c="4"/>2 <text:s text:c="4"/>1</text:p>
      <text:p text:style-name="P19"><text:s text:c="5"/>0 <text:s text:c="4"/>0 <text:s text:c="4"/>0 <text:s text:c="4"/>0 <text:s text:c="4"/>1 <text:s text:c="4"/>0 <text:s text:c="4"/>0 <text:s text:c="4"/>2</text:p>
      <text:p text:style-name="P19"/>
      <text:p text:style-name="P22"/>
      <text:p text:style-name="P50">k = 2</text:p>
      <text:p text:style-name="P19">CM_knn_train =</text:p>
      <text:p text:style-name="P19"/>
      <text:p text:style-name="P19"><text:s text:c="5"/>2 <text:s text:c="4"/>0 <text:s text:c="4"/>0 <text:s text:c="4"/>0 <text:s text:c="4"/>0 <text:s text:c="4"/>0 <text:s text:c="4"/>0 <text:s text:c="4"/>0</text:p>
      <text:p text:style-name="P19"><text:s text:c="5"/>0 <text:s text:c="4"/>4 <text:s text:c="4"/>0 <text:s text:c="4"/>0 <text:s text:c="4"/>0 <text:s text:c="4"/>0 <text:s text:c="4"/>0 <text:s text:c="4"/>0</text:p>
      <text:p text:style-name="P19"><text:s text:c="5"/>1 <text:s text:c="4"/>0 <text:s text:c="4"/>2 <text:s text:c="4"/>0 <text:s text:c="4"/>0 <text:s text:c="4"/>0 <text:s text:c="4"/>0 <text:s text:c="4"/>0</text:p>
      <text:p text:style-name="P19"><text:s text:c="5"/>0 <text:s text:c="4"/>1 <text:s text:c="4"/>0 <text:s text:c="4"/>3 <text:s text:c="4"/>0 <text:s text:c="4"/>0 <text:s text:c="4"/>0 <text:s text:c="4"/>0</text:p>
      <text:p text:style-name="P19"><text:s text:c="5"/>0 <text:s text:c="4"/>0 <text:s text:c="4"/>0 <text:s text:c="4"/>1 <text:s text:c="4"/>1 <text:s text:c="4"/>0 <text:s text:c="4"/>0 <text:s text:c="4"/>0</text:p>
      <text:p text:style-name="P19"><text:s text:c="5"/>0 <text:s text:c="4"/>0 <text:s text:c="4"/>0 <text:s text:c="4"/>0 <text:s text:c="4"/>0 <text:s text:c="4"/>4 <text:s text:c="4"/>0 <text:s text:c="4"/>0</text:p>
      <text:p text:style-name="P19"><text:s text:c="5"/>0 <text:s text:c="4"/>0 <text:s text:c="4"/>0 <text:s text:c="4"/>0 <text:s text:c="4"/>0 <text:s text:c="4"/>0 <text:s text:c="4"/>2 <text:s text:c="4"/>0</text:p>
      <text:p text:style-name="P20"><text:s text:c="5"/>0 <text:s text:c="4"/>0 <text:s text:c="4"/>0 <text:s text:c="4"/>0 <text:s text:c="4"/>0 <text:s text:c="4"/>0 <text:s text:c="4"/>0 <text:s text:c="4"/>3</text:p>
      <text:p text:style-name="P20"/>
      <text:p text:style-name="P20">CM_knn_test =</text:p>
      <text:p text:style-name="P19"/>
      <text:p text:style-name="P19"><text:s text:c="5"/>2 <text:s text:c="4"/>0 <text:s text:c="4"/>0 <text:s text:c="4"/>0 <text:s text:c="4"/>0 <text:s text:c="4"/>0 <text:s text:c="4"/>0 <text:s text:c="4"/>0</text:p>
      <text:p text:style-name="P19"><text:s text:c="5"/>1 <text:s text:c="4"/>2 <text:s text:c="4"/>0 <text:s text:c="4"/>1 <text:s text:c="4"/>0 <text:s text:c="4"/>0 <text:s text:c="4"/>0 <text:s text:c="4"/>0</text:p>
      <text:p text:style-name="P19"><text:s text:c="5"/>0 <text:s text:c="4"/>0 <text:s text:c="4"/>1 <text:s text:c="4"/>1 <text:s text:c="4"/>0 <text:s text:c="4"/>1 <text:s text:c="4"/>0 <text:s text:c="4"/>0</text:p>
      <text:p text:style-name="P19"><text:s text:c="5"/>0 <text:s text:c="4"/>2 <text:s text:c="4"/>0 <text:s text:c="4"/>1 <text:s text:c="4"/>0 <text:s text:c="4"/>0 <text:s text:c="4"/>0 <text:s text:c="4"/>1</text:p>
      <text:p text:style-name="P19"><text:s text:c="5"/>0 <text:s text:c="4"/>0 <text:s text:c="4"/>0 <text:s text:c="4"/>0 <text:s text:c="4"/>3 <text:s text:c="4"/>0 <text:s text:c="4"/>0 <text:s text:c="4"/>0</text:p>
      <text:p text:style-name="P19"><text:s text:c="5"/>0 <text:s text:c="4"/>0 <text:s text:c="4"/>0 <text:s text:c="4"/>0 <text:s text:c="4"/>0 <text:s text:c="4"/>3 <text:s text:c="4"/>0 <text:s text:c="4"/>0</text:p>
      <text:p text:style-name="P19"><text:s text:c="5"/>0 <text:s text:c="4"/>0 <text:s text:c="4"/>0 <text:s text:c="4"/>0 <text:s text:c="4"/>0 <text:s text:c="4"/>0 <text:s text:c="4"/>3 <text:s text:c="4"/>0</text:p>
      <text:p text:style-name="P19"><text:s text:c="5"/>0 <text:s text:c="4"/>0 <text:s text:c="4"/>0 <text:s text:c="4"/>0 <text:s text:c="4"/>0 <text:s text:c="4"/>0 <text:s text:c="4"/>0 <text:s text:c="4"/>3</text:p>
      <text:p text:style-name="P21"/>
      <text:list xml:id="list6875714775706080788" text:style-name="WWNum1">
        <text:list-header>
          <text:p text:style-name="P104">k=3</text:p>
        </text:list-header>
      </text:list>
      <text:p text:style-name="P59">CM_knn_train =</text:p>
      <text:p text:style-name="P59"/>
      <text:p text:style-name="P63"><text:s text:c="5"/>2 <text:s text:c="4"/>0 <text:s text:c="4"/>0 <text:s text:c="4"/>0 <text:s text:c="4"/>0 <text:s text:c="4"/>0 <text:s text:c="4"/>0 <text:s text:c="4"/>0</text:p>
      <text:p text:style-name="P63"><text:s text:c="5"/>0 <text:s text:c="4"/>4 <text:s text:c="4"/>0 <text:s text:c="4"/>0 <text:s text:c="4"/>0 <text:s text:c="4"/>0 <text:s text:c="4"/>0 <text:s text:c="4"/>0</text:p>
      <text:p text:style-name="P61"><text:s text:c="5"/>1 <text:s text:c="4"/>0 <text:s text:c="4"/>2 <text:s text:c="4"/>0 <text:s text:c="4"/>0 <text:s text:c="4"/>0 <text:s text:c="4"/>0 <text:s text:c="4"/>0</text:p>
      <text:p text:style-name="P61"><text:s text:c="5"/>1 <text:s text:c="4"/>1 <text:s text:c="4"/>0 <text:s text:c="4"/>2 <text:s text:c="4"/>0 <text:s text:c="4"/>0 <text:s text:c="4"/>0 <text:s text:c="4"/>0</text:p>
      <text:p text:style-name="P61"><text:s text:c="5"/>0 <text:s text:c="4"/>1 <text:s text:c="4"/>0 <text:s text:c="4"/>0 <text:s text:c="4"/>1 <text:s text:c="4"/>0 <text:s text:c="4"/>0 <text:s text:c="4"/>0</text:p>
      <text:p text:style-name="P61"><text:s text:c="5"/>0 <text:s text:c="4"/>0 <text:s text:c="4"/>0 <text:s text:c="4"/>0 <text:s text:c="4"/>0 <text:s text:c="4"/>4 <text:s text:c="4"/>0 <text:s text:c="4"/>0</text:p>
      <text:p text:style-name="P61"><text:s text:c="5"/>0 <text:s text:c="4"/>0 <text:s text:c="4"/>0 <text:s text:c="4"/>1 <text:s text:c="4"/>0 <text:s text:c="4"/>0 <text:s text:c="4"/>1 <text:s text:c="4"/>0</text:p>
      <text:p text:style-name="P61"><text:s text:c="5"/>0 <text:s text:c="4"/>0 <text:s text:c="4"/>0 <text:s text:c="4"/>0 <text:s text:c="4"/>0 <text:s text:c="4"/>0 <text:s text:c="4"/>0 <text:s text:c="4"/>3</text:p>
      <text:p text:style-name="P61"/>
      <text:p text:style-name="P61">CM_knn_test =</text:p>
      <text:p text:style-name="P61"/>
      <text:p text:style-name="P61"><text:s text:c="5"/>2 <text:s text:c="4"/>0 <text:s text:c="4"/>0 <text:s text:c="4"/>0 <text:s text:c="4"/>0 <text:s text:c="4"/>0 <text:s text:c="4"/>0 <text:s text:c="4"/>0</text:p>
      <text:p text:style-name="P61"><text:s text:c="5"/>1 <text:s text:c="4"/>3 <text:s text:c="4"/>0 <text:s text:c="4"/>0 <text:s text:c="4"/>0 <text:s text:c="4"/>0 <text:s text:c="4"/>0 <text:s text:c="4"/>0</text:p>
      <text:p text:style-name="P61"><text:s text:c="5"/>1 <text:s text:c="4"/>0 <text:s text:c="4"/>0 <text:s text:c="4"/>0 <text:s text:c="4"/>0 <text:s text:c="4"/>2 <text:s text:c="4"/>0 <text:s text:c="4"/>0</text:p>
      <text:p text:style-name="P61"><text:s text:c="5"/>0 <text:s text:c="4"/>3 <text:s text:c="4"/>0 <text:s text:c="4"/>0 <text:s text:c="4"/>0 <text:s text:c="4"/>0 <text:s text:c="4"/>0 <text:s text:c="4"/>1</text:p>
      <text:p text:style-name="P61"><text:s text:c="5"/>0 <text:s text:c="4"/>2 <text:s text:c="4"/>0 <text:s text:c="4"/>0 <text:s text:c="4"/>1 <text:s text:c="4"/>0 <text:s text:c="4"/>0 <text:s text:c="4"/>0</text:p>
      <text:p text:style-name="P61"><text:s text:c="5"/>0 <text:s text:c="4"/>1 <text:s text:c="4"/>0 <text:s text:c="4"/>0 <text:s text:c="4"/>0 <text:s text:c="4"/>2 <text:s text:c="4"/>0 <text:s text:c="4"/>0</text:p>
      <text:p text:style-name="P61"><text:s text:c="5"/>0 <text:s text:c="4"/>0 <text:s text:c="4"/>0 <text:s text:c="4"/>0 <text:s text:c="4"/>1 <text:s text:c="4"/>0 <text:s text:c="4"/>0 <text:s text:c="4"/>2</text:p>
      <text:p text:style-name="P61"><text:s text:c="5"/>0 <text:s text:c="4"/>0 <text:s text:c="4"/>0 <text:s text:c="4"/>0 <text:s text:c="4"/>0 <text:s text:c="4"/>0 <text:s text:c="4"/>0 <text:s text:c="4"/>3</text:p>
      <text:p text:style-name="P61"/>
      <text:p text:style-name="P62"><text:soft-page-break/>k=4</text:p>
      <text:p text:style-name="P61">CM_knn_train =</text:p>
      <text:p text:style-name="P61"/>
      <text:p text:style-name="P61"><text:s text:c="5"/>1 <text:s text:c="4"/>0 <text:s text:c="4"/>0 <text:s text:c="4"/>1 <text:s text:c="4"/>0 <text:s text:c="4"/>0 <text:s text:c="4"/>0 <text:s text:c="4"/>0</text:p>
      <text:p text:style-name="P61"><text:s text:c="5"/>0 <text:s text:c="4"/>4 <text:s text:c="4"/>0 <text:s text:c="4"/>0 <text:s text:c="4"/>0 <text:s text:c="4"/>0 <text:s text:c="4"/>0 <text:s text:c="4"/>0</text:p>
      <text:p text:style-name="P61"><text:s text:c="5"/>0 <text:s text:c="4"/>0 <text:s text:c="4"/>2 <text:s text:c="4"/>0 <text:s text:c="4"/>0 <text:s text:c="4"/>0 <text:s text:c="4"/>0 <text:s text:c="4"/>1</text:p>
      <text:p text:style-name="P61"><text:s text:c="5"/>0 <text:s text:c="4"/>3 <text:s text:c="4"/>0 <text:s text:c="4"/>1 <text:s text:c="4"/>0 <text:s text:c="4"/>0 <text:s text:c="4"/>0 <text:s text:c="4"/>0</text:p>
      <text:p text:style-name="P61"><text:s text:c="5"/>0 <text:s text:c="4"/>0 <text:s text:c="4"/>0 <text:s text:c="4"/>1 <text:s text:c="4"/>1 <text:s text:c="4"/>0 <text:s text:c="4"/>0 <text:s text:c="4"/>0</text:p>
      <text:p text:style-name="P61"><text:s text:c="5"/>0 <text:s text:c="4"/>0 <text:s text:c="4"/>0 <text:s text:c="4"/>0 <text:s text:c="4"/>0 <text:s text:c="4"/>4 <text:s text:c="4"/>0 <text:s text:c="4"/>0</text:p>
      <text:p text:style-name="P61"><text:s text:c="5"/>0 <text:s text:c="4"/>0 <text:s text:c="4"/>0 <text:s text:c="4"/>1 <text:s text:c="4"/>0 <text:s text:c="4"/>0 <text:s text:c="4"/>1 <text:s text:c="4"/>0</text:p>
      <text:p text:style-name="P61"><text:s text:c="5"/>0 <text:s text:c="4"/>0 <text:s text:c="4"/>0 <text:s text:c="4"/>0 <text:s text:c="4"/>0 <text:s text:c="4"/>0 <text:s text:c="4"/>0 <text:s text:c="4"/>3</text:p>
      <text:p text:style-name="P61"/>
      <text:p text:style-name="P61">CM_knn_test =</text:p>
      <text:p text:style-name="P61"/>
      <text:p text:style-name="P61"><text:s text:c="5"/>1 <text:s text:c="4"/>0 <text:s text:c="4"/>0 <text:s text:c="4"/>1 <text:s text:c="4"/>0 <text:s text:c="4"/>0 <text:s text:c="4"/>0 <text:s text:c="4"/>0</text:p>
      <text:p text:style-name="P61"><text:s text:c="5"/>0 <text:s text:c="4"/>3 <text:s text:c="4"/>0 <text:s text:c="4"/>1 <text:s text:c="4"/>0 <text:s text:c="4"/>0 <text:s text:c="4"/>0 <text:s text:c="4"/>0</text:p>
      <text:p text:style-name="P61"><text:s text:c="5"/>1 <text:s text:c="4"/>1 <text:s text:c="4"/>0 <text:s text:c="4"/>0 <text:s text:c="4"/>0 <text:s text:c="4"/>0 <text:s text:c="4"/>0 <text:s text:c="4"/>1</text:p>
      <text:p text:style-name="P61"><text:s text:c="5"/>0 <text:s text:c="4"/>0 <text:s text:c="4"/>0 <text:s text:c="4"/>4 <text:s text:c="4"/>0 <text:s text:c="4"/>0 <text:s text:c="4"/>0 <text:s text:c="4"/>0</text:p>
      <text:p text:style-name="P61"><text:s text:c="5"/>0 <text:s text:c="4"/>1 <text:s text:c="4"/>0 <text:s text:c="4"/>2 <text:s text:c="4"/>0 <text:s text:c="4"/>0 <text:s text:c="4"/>0 <text:s text:c="4"/>0</text:p>
      <text:p text:style-name="P61"><text:s text:c="5"/>0 <text:s text:c="4"/>1 <text:s text:c="4"/>1 <text:s text:c="4"/>0 <text:s text:c="4"/>0 <text:s text:c="4"/>1 <text:s text:c="4"/>0 <text:s text:c="4"/>0</text:p>
      <text:p text:style-name="P61"><text:s text:c="5"/>0 <text:s text:c="4"/>0 <text:s text:c="4"/>0 <text:s text:c="4"/>0 <text:s text:c="4"/>0 <text:s text:c="4"/>0 <text:s text:c="4"/>2 <text:s text:c="4"/>1</text:p>
      <text:p text:style-name="P61"><text:s text:c="5"/>0 <text:s text:c="4"/>0 <text:s text:c="4"/>0 <text:s text:c="4"/>0 <text:s text:c="4"/>0 <text:s text:c="4"/>0 <text:s text:c="4"/>0 <text:s text:c="4"/>3</text:p>
      <text:p text:style-name="P52">4. Base de datos de usuarios de Amazon</text:p>
      <text:p text:style-name="P67">Para esta parte de la práctica se ha descargado la base de datos “Amazon Commerce reviews set”, disponible en la página siguiente:</text:p>
      <text:p text:style-name="P67"><text:a xlink:type="simple" xlink:href="http://archive.ics.uci.edu/ml/datasets/Amazon+Commerce+reviews+set" text:style-name="Internet_20_link" text:visited-style-name="Visited_20_Internet_20_Link">http://archive.ics.uci.edu/ml/datasets/Amazon+Commerce+reviews+set</text:a></text:p>
      <text:p text:style-name="P67">Esta base de datos está formada por reseñas de usuarios de Amazon. Hay 50 usuarios, identificados por un nombre único. De cada usuario hay datos de 30 de sus críticas.</text:p>
      <text:p text:style-name="P68">Este dataset tiene sus datos organizados por palabras (se consideran 10000, <text:span text:style-name="T27">entre palabras individuales y combinaciones de las mismas</text:span>), y cada reseña se muestra como una lista de cuantas veces se ha usado cada una de las 10000 palabras posibles.</text:p>
      <text:p text:style-name="P68">Cada reseña se localiza en una de las 1500 filas de la matriz de datos, cuya última columna contiene el nombre del usuario que ha escrito la crítica.</text:p>
      <text:p text:style-name="P69">El hecho que este nombre esté escrito con letras y no tenga una correspondencia numérica dificulta el problema de la lectura de la base de datos.</text:p>
      <text:p text:style-name="P70">Para solucionar este problema, en vez de usar la función <text:span text:style-name="T13">textread</text:span><text:span text:style-name="T29">, se usa la función </text:span><text:span text:style-name="T13">textscan</text:span><text:span text:style-name="T29">, que retorna un </text:span><text:span text:style-name="T13">cell array</text:span><text:span text:style-name="T29">, que puede contener cualquier tipo de datos. Una vez cargado en memoria, este </text:span><text:span text:style-name="T13">cell array</text:span><text:span text:style-name="T29"> se puede convertir a una matriz corriente, transformando los nombres en números.</text:span></text:p>
      <text:p text:style-name="P71"><text:span text:style-name="T29">E</text:span><text:span text:style-name="T28">l código para leer el archivo de texto y convertirlo en una matriz usable </text:span><text:span text:style-name="T30">se encuentra en la página siguiente.</text:span></text:p>
      <text:p text:style-name="P72"><text:span text:style-name="T30">E</text:span><text:span text:style-name="T28">l resultado es una matriz de tamaño 1500x10001 (1500=50 usuarios x 30 reseñas; 10001 = 10000 características + 1 nombre) con valores numéricos. Los usuarios se han convertido en números del 0 al 49.</text:span></text:p>
      <text:p text:style-name="P51">% Parse Amazon users dataset</text:p>
      <text:p text:style-name="P28">clear</text:p>
      <text:p text:style-name="P28"><text:s/></text:p>
      <text:p text:style-name="P41">%% Open file</text:p>
      <text:p text:style-name="P33"><text:span text:style-name="T5">am = fopen(</text:span><text:span text:style-name="T11">'Amazon_initial_50_30_10000.arff'</text:span><text:span text:style-name="T5">, </text:span><text:span text:style-name="T11">'r'</text:span><text:span text:style-name="T5">);</text:span></text:p>
      <text:p text:style-name="P28"><text:s/></text:p>
      <text:p text:style-name="P41">%% Read data into cell array</text:p>
      <text:p text:style-name="P41">% The headerlines argument skips all lines that are not useful data</text:p>
      <text:p text:style-name="P33"><text:span text:style-name="T5">data = textscan(am,</text:span><text:span text:style-name="T11">'%s'</text:span><text:span text:style-name="T5">,</text:span><text:span text:style-name="T11">'headerlines'</text:span><text:span text:style-name="T5">,10005);</text:span></text:p>
      <text:p text:style-name="P28"><text:s/></text:p>
      <text:p text:style-name="P41">% Close file</text:p>
      <text:p text:style-name="P28">fclose(am);</text:p>
      <text:p text:style-name="P28"><text:s/></text:p>
      <text:p text:style-name="P41">% The original 'data' is a 1x1 cell with a 1500x1 cell array inside</text:p>
      <text:p text:style-name="P28">data = data{1,1};</text:p>
      <text:p text:style-name="P28"><text:s/></text:p>
      <text:p text:style-name="P41">%% Parse data into useful matrix</text:p>
      <text:p text:style-name="P41">% Split by commas</text:p>
      <text:p text:style-name="P33"><text:span text:style-name="T5">data_split = split(data, </text:span><text:span text:style-name="T11">','</text:span><text:span text:style-name="T5">); </text:span><text:span text:style-name="T31">% Result is 1500x10001 string array</text:span></text:p>
      <text:p text:style-name="P28">data_size = size(data_split);</text:p>
      <text:p text:style-name="P28"><text:s/></text:p>
      <text:p text:style-name="P41"/>
      <text:p text:style-name="P41">%% Convert user names into numbers</text:p>
      <text:p text:style-name="P33"><text:span text:style-name="T5">names = {</text:span><text:span text:style-name="T11">'Agresti'</text:span><text:span text:style-name="T5">,</text:span><text:span text:style-name="T11">'Ashbacher'</text:span><text:span text:style-name="T5">,</text:span><text:span text:style-name="T11">'Auken'</text:span><text:span text:style-name="T5">,</text:span><text:span text:style-name="T11">'Blankenship'</text:span><text:span text:style-name="T5">,</text:span><text:span text:style-name="T11">'Brody'</text:span><text:span text:style-name="T5">,</text:span><text:span text:style-name="T11">'Brown'</text:span><text:span text:style-name="T5">,</text:span><text:span text:style-name="T9">...</text:span></text:p>
      <text:p text:style-name="P33"><text:span text:style-name="T5"><text:s text:c="4"/></text:span><text:span text:style-name="T11">'Bukowsky'</text:span><text:span text:style-name="T5">,</text:span><text:span text:style-name="T11">'CFH'</text:span><text:span text:style-name="T5">,</text:span><text:span text:style-name="T11">'Calvinnme'</text:span><text:span text:style-name="T5">,</text:span><text:span text:style-name="T11">'Chachra'</text:span><text:span text:style-name="T5">,</text:span><text:span text:style-name="T11">'Chandler'</text:span><text:span text:style-name="T5">,</text:span><text:span text:style-name="T11">'Chell'</text:span><text:span text:style-name="T5">,</text:span><text:span text:style-name="T9">...</text:span></text:p>
      <text:p text:style-name="P33"><text:span text:style-name="T5"><text:s text:c="4"/></text:span><text:span text:style-name="T11">'Cholette'</text:span><text:span text:style-name="T5">,</text:span><text:span text:style-name="T11">'Comdet'</text:span><text:span text:style-name="T5">,</text:span><text:span text:style-name="T11">'Corn'</text:span><text:span text:style-name="T5">,</text:span><text:span text:style-name="T11">'Cutey'</text:span><text:span text:style-name="T5">,</text:span><text:span text:style-name="T11">'Davisson'</text:span><text:span text:style-name="T5">,</text:span><text:span text:style-name="T11">'Dent'</text:span><text:span text:style-name="T5">,</text:span><text:span text:style-name="T11">'Engineer'</text:span><text:span text:style-name="T5">,</text:span><text:span text:style-name="T9">...</text:span></text:p>
      <text:p text:style-name="P33"><text:span text:style-name="T5"><text:s text:c="4"/></text:span><text:span text:style-name="T11">'Goonan'</text:span><text:span text:style-name="T5">,</text:span><text:span text:style-name="T11">'Grove'</text:span><text:span text:style-name="T5">,</text:span><text:span text:style-name="T11">'Harp'</text:span><text:span text:style-name="T5">,</text:span><text:span text:style-name="T11">'Hayes'</text:span><text:span text:style-name="T5">,</text:span><text:span text:style-name="T11">'Janson'</text:span><text:span text:style-name="T5">,</text:span><text:span text:style-name="T11">'Johnson'</text:span><text:span text:style-name="T5">,</text:span><text:span text:style-name="T11">'Koenig'</text:span><text:span text:style-name="T5">,</text:span><text:span text:style-name="T9">...</text:span></text:p>
      <text:p text:style-name="P33"><text:span text:style-name="T5"><text:s text:c="4"/></text:span><text:span text:style-name="T11">'Kolln'</text:span><text:span text:style-name="T5">,</text:span><text:span text:style-name="T11">'Lawyeraau'</text:span><text:span text:style-name="T5">,</text:span><text:span text:style-name="T11">'Lee'</text:span><text:span text:style-name="T5">,</text:span><text:span text:style-name="T11">'Lovitt'</text:span><text:span text:style-name="T5">,</text:span><text:span text:style-name="T11">'Mahlers2nd'</text:span><text:span text:style-name="T5">,</text:span><text:span text:style-name="T11">'Mark'</text:span><text:span text:style-name="T5">,</text:span><text:span text:style-name="T11">'McKee'</text:span><text:span text:style-name="T5">,</text:span><text:span text:style-name="T9">...</text:span></text:p>
      <text:p text:style-name="P33"><text:span text:style-name="T5"><text:s text:c="4"/></text:span><text:span text:style-name="T11">'Merritt'</text:span><text:span text:style-name="T5">,</text:span><text:span text:style-name="T11">'Messick'</text:span><text:span text:style-name="T5">,</text:span><text:span text:style-name="T11">'Mitchell'</text:span><text:span text:style-name="T5">,</text:span><text:span text:style-name="T11">'Morrison'</text:span><text:span text:style-name="T5">,</text:span><text:span text:style-name="T11">'Neal'</text:span><text:span text:style-name="T5">,</text:span><text:span text:style-name="T11">'Nigam'</text:span><text:span text:style-name="T5">,</text:span><text:span text:style-name="T9">...</text:span></text:p>
      <text:p text:style-name="P33"><text:span text:style-name="T5"><text:s text:c="4"/></text:span><text:span text:style-name="T11">'Peterson'</text:span><text:span text:style-name="T5">,</text:span><text:span text:style-name="T11">'Power'</text:span><text:span text:style-name="T5">,</text:span><text:span text:style-name="T11">'Riley'</text:span><text:span text:style-name="T5">,</text:span><text:span text:style-name="T11">'Robert'</text:span><text:span text:style-name="T5">,</text:span><text:span text:style-name="T11">'Shea'</text:span><text:span text:style-name="T5">,</text:span><text:span text:style-name="T11">'Sherwin'</text:span><text:span text:style-name="T5">,</text:span><text:span text:style-name="T11">'Taylor'</text:span><text:span text:style-name="T5">,</text:span><text:span text:style-name="T9">...</text:span></text:p>
      <text:p text:style-name="P33"><text:span text:style-name="T5"><text:s text:c="4"/></text:span><text:span text:style-name="T11">'Vernon'</text:span><text:span text:style-name="T5">,</text:span><text:span text:style-name="T11">'Vision'</text:span><text:span text:style-name="T5">,</text:span><text:span text:style-name="T11">'Walters'</text:span><text:span text:style-name="T5">,</text:span><text:span text:style-name="T11">'Wilson'</text:span><text:span text:style-name="T5">};</text:span></text:p>
      <text:p text:style-name="P28"><text:s/></text:p>
      <text:p text:style-name="P33"><text:span text:style-name="T9">for</text:span><text:span text:style-name="T5"> i=1:data_size(1)</text:span></text:p>
      <text:p text:style-name="P33"><text:span text:style-name="T5"><text:s text:c="4"/></text:span><text:span text:style-name="T31">% Find the index in 'names' of the name at the end of the i-th vector</text:span></text:p>
      <text:p text:style-name="P33"><text:span text:style-name="T5"><text:s text:c="4"/>[a,b]=find(data_split(i, end) == names); </text:span><text:span text:style-name="T31">%b is the name's index</text:span></text:p>
      <text:p text:style-name="P28"><text:s text:c="4"/></text:p>
      <text:p text:style-name="P33"><text:span text:style-name="T5"><text:s text:c="4"/></text:span><text:span text:style-name="T31">% Assign the name's index into data_split instead of the name's string</text:span></text:p>
      <text:p text:style-name="P33"><text:span text:style-name="T5"><text:s text:c="4"/>data_split(i, end) = b-1; </text:span><text:span text:style-name="T31">% Index names starting from 0</text:span></text:p>
      <text:p text:style-name="P45">end</text:p>
      <text:p text:style-name="P45"><text:s/></text:p>
      <text:p text:style-name="P41">%% Convert string array into numeric matrix</text:p>
      <text:p text:style-name="P28">data_mat = str2double(data_split);</text:p>
      <text:p text:style-name="P24"/>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alibri" svg:font-family="Calibri" style:font-family-generic="swiss"/>
    <style:font-face style:name="Helvetica" svg:font-family="Helvetica" style:font-family-generic="swiss"/>
    <style:font-face style:name="Open Sans1" svg:font-family="'Open Sans'" style:font-family-generic="swiss"/>
    <style:font-face style:name="Open Sans Light" svg:font-family="'Open Sans Light'" style:font-family-generic="swiss"/>
    <style:font-face style:name="Courier" svg:font-family="Courier" style:font-family-generic="modern" style:font-pitch="fixed"/>
    <style:font-face style:name="Courier New" svg:font-family="'Courier New'" style:font-family-generic="modern" style:font-pitch="fixed"/>
    <style:font-face style:name="Open Sans" svg:font-family="'Open Sans'" style:font-family-generic="swiss" style:font-pitch="variable"/>
    <style:font-face style:name="Open Sans Light1" svg:font-family="'Open Sans Light'" style:font-family-generic="swiss" style:font-pitch="variable"/>
    <style:font-face style:name="Open Sans Light2" svg:font-family="'Open Sans Light'" style:font-adornments="Light" style:font-family-generic="swiss" style:font-pitch="variable"/>
    <style:font-face style:name="Courier1" svg:font-family="Courier"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s" fo:country="ES" style:letter-kerning="true" style:font-name-asian="ＭＳ 明朝" style:font-size-asian="12pt" style:language-asian="es" style:country-asian="E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s" fo:country="ES" style:letter-kerning="true" style:font-name-asian="ＭＳ 明朝" style:font-size-asian="12pt" style:language-asian="es" style:country-asian="E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Open Sans" fo:font-family="'Open Sans'" style:font-family-generic="swiss" style:font-pitch="variable" fo:font-size="11pt" fo:language="es" fo:country="ES"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Light" fo:font-family="'Open Sans Light'" style:font-family-generic="swiss" fo:font-size="11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Open Sans1" fo:font-family="'Ope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Open Sans1" fo:font-family="'Open Sans'" style:font-family-generic="swiss"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Open Sans1" fo:font-family="'Open Sans'" style:font-family-generic="swis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itle" style:family="paragraph" style:parent-style-name="Heading" style:class="chapter">
      <style:paragraph-properties fo:margin-top="0.1665in" fo:margin-bottom="0.0835in" loext:contextual-spacing="false" fo:line-height="100%" fo:text-align="center" style:justify-single-word="false"/>
      <style:text-properties fo:font-size="24pt" style:font-size-asian="24pt" style:font-size-complex="24pt"/>
    </style:style>
    <style:style style:name="Heading_20_1" style:display-name="Heading 1" style:family="paragraph" style:parent-style-name="Heading" style:class="text">
      <style:text-properties fo:font-size="18pt" officeooo:rsid="001d86e3" style:font-size-asian="18pt" style:font-size-complex="18pt"/>
    </style:style>
    <style:style style:name="Heading_20_2" style:display-name="Heading 2" style:family="paragraph" style:parent-style-name="Heading" style:class="text">
      <style:text-properties fo:font-size="14pt" style:font-size-asian="14pt" style:font-size-complex="14pt"/>
    </style:style>
    <style:style style:name="Heading_20_3" style:display-name="Heading 3" style:family="paragraph" style:parent-style-name="Heading" style:class="text">
      <style:text-properties fo:font-size="14pt" style:font-size-asian="14pt" style:font-size-complex="14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ura"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Helvetica" fo:font-family="Helvetica" style:font-family-generic="swiss" fo:font-size="11pt" style:font-name-asian="ＭＳ 明朝" style:font-family-asian="'ＭＳ 明朝'" style:font-family-generic-asian="system" style:font-pitch-asian="variable" style:font-name-complex="Helvetica1" style:font-family-complex="Helvetica"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Helvetica"/>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 de Microsoft Office</meta:initial-creator>
    <dc:creator>Albert Aparicio Isarn</dc:creator>
    <meta:editing-cycles>60</meta:editing-cycles>
    <meta:creation-date>2016-11-14T19:56:00</meta:creation-date>
    <dc:date>2016-11-15T19:56:07.991492254</dc:date>
    <meta:editing-duration>PT4H47M31S</meta:editing-duration>
    <meta:generator>LibreOffice/5.1.4.2$Linux_X86_64 LibreOffice_project/10m0$Build-2</meta:generator>
    <meta:document-statistic meta:table-count="9" meta:image-count="5" meta:object-count="0" meta:page-count="18" meta:paragraph-count="499" meta:word-count="3230" meta:character-count="20518" meta:non-whitespace-character-count="1028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